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400000047135D434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true" presentation:display-date-time="true"/>
    </style:style>
    <style:style style:name="gr1" style:family="graphic">
      <style:graphic-properties draw:stroke="solid" svg:stroke-width="0.044cm" svg:stroke-color="#000000" draw:stroke-linejoin="miter" svg:stroke-linecap="square" draw:fill="solid" draw:fill-color="#ccecff" draw:textarea-horizontal-align="left" draw:textarea-vertical-align="middle" draw:auto-grow-height="false" fo:padding-top="0.13cm" fo:padding-bottom="0.13cm" fo:padding-left="0.25cm" fo:padding-right="0.25cm" fo:wrap-option="no-wrap" draw:shadow-color="#ff9900"/>
    </style:style>
    <style:style style:name="gr2" style:family="graphic">
      <style:graphic-properties draw:stroke="solid" svg:stroke-width="0.044cm" svg:stroke-color="#000000" draw:stroke-linejoin="miter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ff9900"/>
    </style:style>
    <style:style style:name="gr3" style:family="graphic">
      <style:graphic-properties draw:stroke="solid" svg:stroke-width="0.026cm" svg:stroke-color="#ff9900" draw:stroke-linejoin="round" svg:stroke-linecap="square" draw:fill="solid" draw:fill-color="#3300ff" draw:textarea-horizontal-align="left" draw:textarea-vertical-align="middle" draw:auto-grow-height="false" fo:padding-top="0.13cm" fo:padding-bottom="0.13cm" fo:padding-left="0.25cm" fo:padding-right="0.25cm" fo:wrap-option="no-wrap" draw:shadow-color="#ff9900"/>
    </style:style>
    <style:style style:name="gr4" style:family="graphic">
      <style:graphic-properties draw:stroke="solid" svg:stroke-width="0.026cm" svg:stroke-color="#ff9900" draw:stroke-linejoin="miter" svg:stroke-linecap="square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 draw:shadow-color="#ff9900"/>
    </style:style>
    <style:style style:name="gr5" style:family="graphic">
      <style:graphic-properties draw:stroke="solid" svg:stroke-width="0.026cm" svg:stroke-color="#ff9900" draw:stroke-linejoin="round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ff9900"/>
    </style:style>
    <style:style style:name="gr6" style:family="graphic">
      <style:graphic-properties draw:stroke="solid" svg:stroke-width="0.026cm" svg:stroke-color="#ff9900" draw:stroke-linejoin="round" svg:stroke-linecap="square" draw:fill="solid" draw:fill-color="#00ff00" draw:textarea-horizontal-align="left" draw:textarea-vertical-align="middle" draw:auto-grow-height="false" fo:padding-top="0.13cm" fo:padding-bottom="0.13cm" fo:padding-left="0.25cm" fo:padding-right="0.25cm" fo:wrap-option="no-wrap" draw:shadow-color="#ff9900"/>
    </style:style>
    <style:style style:name="gr7" style:family="graphic">
      <style:graphic-properties draw:stroke="solid" svg:stroke-width="0.026cm" svg:stroke-color="#009900" draw:stroke-linejoin="miter" svg:stroke-linecap="square" draw:fill="solid" draw:fill-color="#996633" draw:textarea-horizontal-align="left" draw:textarea-vertical-align="middle" draw:auto-grow-height="false" fo:padding-top="0.13cm" fo:padding-bottom="0.13cm" fo:padding-left="0.25cm" fo:padding-right="0.25cm" fo:wrap-option="no-wrap" draw:shadow-color="#ff9900"/>
    </style:style>
    <style:style style:name="gr8" style:family="graphic">
      <style:graphic-properties draw:stroke="solid" svg:stroke-width="0.026cm" svg:stroke-color="#996633" draw:stroke-linejoin="miter" svg:stroke-linecap="square" draw:fill="solid" draw:fill-color="#996633" draw:textarea-horizontal-align="left" draw:textarea-vertical-align="middle" draw:auto-grow-height="false" fo:padding-top="0.13cm" fo:padding-bottom="0.13cm" fo:padding-left="0.25cm" fo:padding-right="0.25cm" fo:wrap-option="no-wrap" draw:shadow-color="#ff9900"/>
    </style:style>
    <style:style style:name="gr9" style:family="graphic">
      <style:graphic-properties draw:stroke="solid" svg:stroke-width="0.026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ff9900"/>
    </style:style>
    <style:style style:name="gr10" style:family="graphic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 draw:shadow-color="#ff9900"/>
    </style:style>
    <style:style style:name="gr11" style:family="graphic">
      <style:graphic-properties draw:stroke="solid" svg:stroke-width="0.079cm" svg:stroke-color="#ff9900" draw:stroke-linejoin="round" svg:stroke-linecap="square" draw:fill="none" draw:fill-color="#009900" draw:textarea-horizontal-align="left" draw:textarea-vertical-align="middle" draw:auto-grow-height="false" fo:padding-top="0.13cm" fo:padding-bottom="0.13cm" fo:padding-left="0.25cm" fo:padding-right="0.25cm" fo:wrap-option="no-wrap" draw:shadow-color="#ff9900"/>
    </style:style>
    <style:style style:name="gr12" style:family="graphic">
      <style:graphic-properties draw:stroke="none" draw:fill="none" draw:fill-color="#009900" draw:textarea-horizontal-align="justify" draw:textarea-vertical-align="top" draw:auto-grow-height="true" fo:padding-top="0.13cm" fo:padding-bottom="0.13cm" fo:padding-left="0.25cm" fo:padding-right="0.25cm" fo:wrap-option="wrap" draw:shadow-color="#ff9900"/>
    </style:style>
    <style:style style:name="gr13" style:family="graphic" style:parent-style-name="standard">
      <style:graphic-properties draw:stroke="solid" svg:stroke-width="0.044cm" svg:stroke-color="#000000" draw:marker-end="msArrowEnd_20_9" draw:marker-end-width="0.3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ff9900"/>
    </style:style>
    <style:style style:name="gr14" style:family="graphic">
      <style:graphic-properties draw:stroke="solid" svg:stroke-width="0.044cm" svg:stroke-color="#ff9900" draw:stroke-linejoin="miter" svg:stroke-linecap="square" draw:fill="solid" draw:fill-color="#00ff00" draw:textarea-horizontal-align="left" draw:textarea-vertical-align="middle" draw:auto-grow-height="false" fo:padding-top="0.13cm" fo:padding-bottom="0.13cm" fo:padding-left="0.25cm" fo:padding-right="0.25cm" fo:wrap-option="no-wrap" draw:shadow-color="#ff9900"/>
    </style:style>
    <style:style style:name="gr15" style:family="graphic">
      <style:graphic-properties draw:stroke="solid" svg:stroke-width="0.044cm" svg:stroke-color="#ff9900" draw:stroke-linejoin="miter" svg:stroke-linecap="square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-color="#ff9900"/>
    </style:style>
    <style:style style:name="gr16" style:family="graphic">
      <style:graphic-properties draw:stroke="solid" svg:stroke-width="0.044cm" svg:stroke-color="#ff9900" draw:stroke-linejoin="miter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ff9900"/>
    </style:style>
    <style:style style:name="gr17" style:family="graphic">
      <style:graphic-properties draw:stroke="solid" svg:stroke-width="0.053cm" svg:stroke-color="#000000" draw:stroke-linejoin="round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ff9900"/>
    </style:style>
    <style:style style:name="gr18" style:family="graphic">
      <style:graphic-properties draw:stroke="solid" svg:stroke-width="0.053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ff9900"/>
    </style:style>
    <style:style style:name="gr19" style:family="graphic">
      <style:graphic-properties draw:stroke="none" draw:fill="none" draw:fill-color="#000000" draw:textarea-horizontal-align="justify" draw:textarea-vertical-align="top" draw:auto-grow-height="true" fo:padding-top="0.13cm" fo:padding-bottom="0.13cm" fo:padding-left="0.25cm" fo:padding-right="0.25cm" fo:wrap-option="wrap" draw:shadow-color="#ff9900"/>
    </style:style>
    <style:style style:name="pr1" style:family="presentation" style:parent-style-name="Title1-title">
      <style:graphic-properties draw:stroke="none" draw:fill="none" draw:fill-color="#009900" draw:textarea-horizontal-align="justify" draw:textarea-vertical-align="bottom" draw:auto-grow-height="true" draw:auto-grow-width="false" fo:min-height="2.705cm" fo:min-width="0cm" fo:padding-top="0.13cm" fo:padding-bottom="0.13cm" fo:padding-left="0.25cm" fo:padding-right="0.25cm" fo:wrap-option="wrap" draw:shadow-color="#ff9900"/>
    </style:style>
    <style:style style:name="pr2" style:family="presentation" style:parent-style-name="Title1-notes">
      <style:graphic-properties draw:stroke="none" draw:fill="none" draw:fill-color="#00cc99" fo:min-height="11.432cm" draw:shadow-color="#808080"/>
    </style:style>
    <style:style style:name="pr3" style:family="presentation" style:parent-style-name="Default-title">
      <style:graphic-properties draw:stroke="none" draw:fill="none" draw:fill-color="#009900" draw:textarea-horizontal-align="justify" draw:textarea-vertical-align="bottom" draw:auto-grow-height="true" draw:auto-grow-width="false" fo:min-height="2.069cm" fo:min-width="0cm" fo:padding-top="0.13cm" fo:padding-bottom="0.13cm" fo:padding-left="0.25cm" fo:padding-right="0.25cm" fo:wrap-option="wrap" draw:shadow-color="#ff9900"/>
    </style:style>
    <style:style style:name="pr4" style:family="presentation" style:parent-style-name="Default-outline1">
      <style:graphic-properties draw:stroke="none" draw:fill="none" draw:fill-color="#009900" draw:textarea-horizontal-align="justify" draw:textarea-vertical-align="top" draw:auto-grow-height="true" draw:auto-grow-width="false" fo:min-height="12.966cm" fo:min-width="0cm" fo:padding-top="0.13cm" fo:padding-bottom="0.13cm" fo:padding-left="0.25cm" fo:padding-right="0.25cm" fo:wrap-option="wrap" draw:shadow-color="#ff9900"/>
    </style:style>
    <style:style style:name="pr5" style:family="presentation" style:parent-style-name="Default-notes">
      <style:graphic-properties draw:stroke="none" draw:fill="none" draw:fill-color="#00cc99" fo:min-height="11.432cm" draw:shadow-color="#808080"/>
    </style:style>
    <style:style style:name="pr6" style:family="presentation" style:parent-style-name="Default-outline1">
      <style:graphic-properties draw:stroke="none" draw:fill="none" draw:fill-color="#009900" draw:textarea-horizontal-align="justify" draw:textarea-vertical-align="top" draw:auto-grow-height="true" draw:auto-grow-width="false" fo:min-height="13.5cm" fo:min-width="0cm" fo:padding-top="0.13cm" fo:padding-bottom="0.13cm" fo:padding-left="0.25cm" fo:padding-right="0.25cm" fo:wrap-option="wrap" draw:shadow-color="#ff9900"/>
    </style:style>
    <style:style style:name="pr7" style:family="presentation" style:parent-style-name="Default-outline1">
      <style:graphic-properties draw:stroke="none" draw:fill="none" draw:fill-color="#009900" draw:textarea-horizontal-align="justify" draw:textarea-vertical-align="top" draw:auto-grow-height="true" draw:auto-grow-width="false" fo:min-height="12.441cm" fo:min-width="0cm" fo:padding-top="0.13cm" fo:padding-bottom="0.13cm" fo:padding-left="0.25cm" fo:padding-right="0.25cm" fo:wrap-option="wrap" draw:shadow-color="#ff9900"/>
    </style:style>
    <style:style style:name="pr8" style:family="presentation" style:parent-style-name="Default-outline1">
      <style:graphic-properties draw:stroke="none" draw:fill="none" draw:fill-color="#009900" draw:textarea-horizontal-align="justify" draw:textarea-vertical-align="top" draw:auto-grow-height="true" draw:auto-grow-width="false" fo:min-height="5.91cm" fo:min-width="0cm" fo:padding-top="0.13cm" fo:padding-bottom="0.13cm" fo:padding-left="0.25cm" fo:padding-right="0.25cm" fo:wrap-option="wrap" draw:shadow-color="#ff9900"/>
    </style:style>
    <style:style style:name="pr9" style:family="presentation" style:parent-style-name="Default-outline1">
      <style:graphic-properties draw:stroke="none" draw:fill="none" draw:fill-color="#009900" draw:textarea-horizontal-align="justify" draw:textarea-vertical-align="top" draw:auto-grow-height="true" draw:auto-grow-width="false" fo:min-height="13.923cm" fo:min-width="0cm" fo:padding-top="0.13cm" fo:padding-bottom="0.13cm" fo:padding-left="0.25cm" fo:padding-right="0.25cm" fo:wrap-option="wrap" draw:shadow-color="#ff9900"/>
    </style:style>
    <style:style style:name="pr10" style:family="presentation" style:parent-style-name="Default-title">
      <style:graphic-properties draw:stroke="none" draw:fill="none" draw:fill-color="#009900" draw:textarea-horizontal-align="justify" draw:textarea-vertical-align="bottom" draw:auto-grow-height="true" draw:auto-grow-width="false" fo:min-height="1.76cm" fo:min-width="0cm" fo:padding-top="0.13cm" fo:padding-bottom="0.13cm" fo:padding-left="0.25cm" fo:padding-right="0.25cm" fo:wrap-option="wrap" draw:shadow-color="#ff9900"/>
    </style:style>
    <style:style style:name="pr11" style:family="presentation" style:parent-style-name="Default-outline1">
      <style:graphic-properties draw:stroke="none" draw:fill="none" draw:fill-color="#009900" draw:textarea-horizontal-align="justify" draw:textarea-vertical-align="top" draw:auto-grow-height="true" draw:auto-grow-width="false" fo:min-height="13.076cm" fo:min-width="0cm" fo:padding-top="0.13cm" fo:padding-bottom="0.13cm" fo:padding-left="0.25cm" fo:padding-right="0.25cm" fo:wrap-option="wrap" draw:shadow-color="#ff9900"/>
    </style:style>
    <style:style style:name="pr12" style:family="presentation" style:parent-style-name="Default-title">
      <style:graphic-properties draw:stroke="none" draw:fill="none" draw:fill-color="#009900" draw:textarea-horizontal-align="justify" draw:textarea-vertical-align="bottom" draw:auto-grow-height="true" draw:auto-grow-width="false" fo:min-height="1.602cm" fo:min-width="0cm" fo:padding-top="0.13cm" fo:padding-bottom="0.13cm" fo:padding-left="0.25cm" fo:padding-right="0.25cm" fo:wrap-option="wrap" draw:shadow-color="#ff9900"/>
    </style:style>
    <style:style style:name="pr13" style:family="presentation" style:parent-style-name="Default-outline1">
      <style:graphic-properties draw:stroke="none" draw:fill="none" draw:fill-color="#009900" draw:textarea-horizontal-align="justify" draw:textarea-vertical-align="top" draw:auto-grow-height="true" draw:auto-grow-width="false" fo:min-height="13.711cm" fo:min-width="0cm" fo:padding-top="0.13cm" fo:padding-bottom="0.13cm" fo:padding-left="0.25cm" fo:padding-right="0.25cm" fo:wrap-option="wrap" draw:shadow-color="#ff990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246cm" fo:margin-bottom="0cm" fo:text-indent="0cm"/>
    </style:style>
    <style:style style:name="P5" style:family="paragraph">
      <style:paragraph-properties fo:margin-left="0cm" fo:margin-right="0cm" fo:margin-top="0.211cm" fo:margin-bottom="0cm" fo:text-indent="0cm"/>
    </style:style>
    <style:style style:name="P6" style:family="paragraph">
      <style:paragraph-properties fo:margin-left="0cm" fo:margin-right="0cm" fo:margin-top="0.246cm" fo:margin-bottom="0cm" fo:line-height="90%" fo:text-indent="0cm"/>
    </style:style>
    <style:style style:name="P7" style:family="paragraph">
      <style:paragraph-properties fo:margin-left="0cm" fo:margin-right="0cm" fo:margin-top="0.211cm" fo:margin-bottom="0cm" fo:line-height="90%" fo:text-indent="0cm"/>
    </style:style>
    <style:style style:name="P8" style:family="paragraph">
      <style:paragraph-properties fo:margin-left="0cm" fo:margin-right="0cm" fo:margin-top="0.176cm" fo:margin-bottom="0cm" fo:text-indent="0cm"/>
    </style:style>
    <style:style style:name="P9" style:family="paragraph">
      <style:paragraph-properties fo:margin-left="0cm" fo:margin-right="0cm" fo:margin-top="0.529cm" fo:margin-bottom="0cm" fo:text-indent="0cm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.211cm" fo:margin-bottom="0cm" fo:line-height="100%" fo:text-indent="0cm"/>
    </style:style>
    <style:style style:name="P12" style:family="paragraph">
      <style:paragraph-properties fo:margin-left="0cm" fo:margin-right="0cm" fo:margin-top="0.44cm" fo:margin-bottom="0cm" fo:line-height="100%" fo:text-indent="0cm"/>
    </style:style>
    <style:style style:name="P13" style:family="paragraph">
      <style:paragraph-properties fo:margin-left="0cm" fo:margin-right="0cm" fo:margin-top="0.529cm" fo:margin-bottom="0cm" fo:line-height="100%" fo:text-indent="0cm"/>
    </style:style>
    <style:style style:name="P14" style:family="paragraph">
      <style:paragraph-properties fo:margin-left="0cm" fo:margin-right="0cm" fo:margin-top="0.176cm" fo:margin-bottom="0cm" fo:line-height="100%" fo:text-indent="0cm"/>
    </style:style>
    <style:style style:name="P15" style:family="paragraph">
      <style:paragraph-properties fo:margin-left="0cm" fo:margin-right="0cm" fo:margin-top="0.44cm" fo:margin-bottom="0cm" fo:line-height="120%" fo:text-indent="0cm"/>
    </style:style>
    <style:style style:name="T1" style:family="text">
      <style:text-properties fo:color="#99330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ff0000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style:text-line-through-style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fo:font-family="'Trebuchet MS'" style:font-family-generic="swiss" style:font-pitch="variable"/>
    </style:style>
    <style:style style:name="T10" style:family="text">
      <style:text-properties fo:color="#3300ff" fo:font-family="'Trebuchet MS'" style:font-family-generic="swiss" style:font-pitch="variable"/>
    </style:style>
    <style:style style:name="T11" style:family="text">
      <style:text-properties fo:color="#009900" fo:font-family="'Trebuchet MS'" style:font-family-generic="swiss" style:font-pitch="variable"/>
    </style:style>
    <style:style style:name="T12" style:family="text">
      <style:text-properties fo:color="#ff0000" fo:font-family="'Trebuchet MS'" style:font-family-generic="swiss" style:font-pitch="variable" fo:font-size="24pt" style:font-size-asian="24pt" style:font-size-complex="24pt"/>
    </style:style>
    <style:style style:name="T13" style:family="text">
      <style:text-properties fo:color="#3300ff" fo:font-family="'Trebuchet MS'" style:font-family-generic="swiss" style:font-pitch="variable" fo:font-size="24pt" style:font-size-asian="24pt" style:font-size-complex="24pt"/>
    </style:style>
    <style:style style:name="T14" style:family="text">
      <style:text-properties fo:language="en" fo:country="US"/>
    </style:style>
    <style:style style:name="T15" style:family="text">
      <style:text-properties fo:color="#ffff99" fo:font-family="Verdana" style:font-family-generic="swiss" style:font-pitch="variable" fo:language="en" fo:country="US"/>
    </style:style>
    <style:style style:name="T16" style:family="text">
      <style:text-properties fo:color="#3300ff" fo:font-family="Verdana" style:font-family-generic="swiss" style:font-pitch="variable" fo:language="en" fo:country="US"/>
    </style:style>
    <style:style style:name="T17" style:family="text">
      <style:text-properties style:text-position="30% 58%" fo:language="en" fo:country="US"/>
    </style:style>
    <style:style style:name="T18" style:family="text">
      <style:text-properties fo:color="#3300ff" fo:language="en" fo:country="US"/>
    </style:style>
    <style:style style:name="T19" style:family="text">
      <style:text-properties fo:font-family="'Trebuchet MS'" style:font-family-generic="swiss" style:font-pitch="variable" fo:font-size="20pt" style:font-size-asian="20pt" style:font-size-complex="20pt"/>
    </style:style>
    <style:style style:name="T20" style:family="text">
      <style:text-properties fo:font-size="20pt" fo:language="en" fo:country="US" style:font-size-asian="20pt" style:font-size-complex="20pt"/>
    </style:style>
    <style:style style:name="T21" style:family="text">
      <style:text-properties fo:font-size="24pt" fo:language="en" fo:country="US" style:font-size-asian="24pt" style:font-size-complex="24pt"/>
    </style:style>
    <style:style style:name="T22" style:family="text">
      <style:text-properties fo:color="#ffff99" fo:font-family="Verdana" style:font-family-generic="swiss" style:font-pitch="variable" fo:font-size="24pt" fo:language="en" fo:country="US" style:font-size-asian="24pt" style:font-size-complex="24pt"/>
    </style:style>
    <style:style style:name="T23" style:family="text">
      <style:text-properties fo:color="#3300ff" fo:font-family="Verdana" style:font-family-generic="swiss" style:font-pitch="variable" fo:font-size="24pt" fo:language="en" fo:country="US" style:font-size-asian="24pt" style:font-size-complex="24pt"/>
    </style:style>
    <style:style style:name="T24" style:family="text">
      <style:text-properties fo:color="#3300ff" fo:font-family="Verdana" style:font-family-generic="swiss" style:font-pitch="variable" fo:font-size="20pt" fo:language="en" fo:country="US" style:font-size-asian="20pt" style:font-size-complex="20pt"/>
    </style:style>
    <style:style style:name="T25" style:family="text">
      <style:text-properties fo:color="#ff0000" fo:font-family="Verdana" style:font-family-generic="swiss" style:font-pitch="variable" fo:font-size="24pt" fo:language="en" fo:country="US" style:font-size-asian="24pt" style:font-size-complex="24pt"/>
    </style:style>
    <text:list-style style:name="L1">
      <text:list-level-style-number text:level="1" style:num-format="">
        <style:list-level-properties/>
        <style:text-properties fo:color="#993300" fo:font-size="100%"/>
      </text:list-level-style-number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9900ff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f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ff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00ff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</text:list-style>
    <text:list-style style:name="L3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9900ff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f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ff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00ff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9900ff" fo:font-size="50%"/>
      </text:list-level-style-bullet>
      <text:list-level-style-bullet text:level="2" text:bullet-char=" ">
        <style:list-level-properties text:space-before="1.27cm" text:min-label-width="0.793cm"/>
        <style:text-properties fo:font-family="'Trebuchet MS'" style:font-family-generic="swiss" style:font-pitch="variable" fo:color="#00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ff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00ff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</text:list-style>
    <text:list-style style:name="L7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9900ff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ff" fo:font-size="55%"/>
      </text:list-level-style-bullet>
      <text:list-level-style-bullet text:level="3" text:bullet-char=" ">
        <style:list-level-properties text:space-before="2.54cm" text:min-label-width="0.635cm"/>
        <style:text-properties fo:font-family="'Trebuchet MS'" style:font-family-generic="swiss" style:font-pitch="variable" fo:color="#000000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00ff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</text:list-style>
    <text:list-style style:name="L8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9900ff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f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ff" fo:font-size="50%"/>
      </text:list-level-style-bullet>
      <text:list-level-style-bullet text:level="4" text:bullet-char=" ">
        <style:list-level-properties text:space-before="3.81cm" text:min-label-width="0.635cm"/>
        <style:text-properties fo:font-family="'Trebuchet MS'" style:font-family-generic="swiss" style:font-pitch="variable" fo:color="#00000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33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 ">
        <style:list-level-properties text:min-label-width="0.952cm"/>
        <style:text-properties fo:font-family="'Times New Roman'" style:font-family-generic="roman" style:font-pitch="variable" fo:color="#ffff99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f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ff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00ff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</text:list-style>
    <text:list-style style:name="L12">
      <text:list-level-style-bullet text:level="1" text:bullet-char=" ">
        <style:list-level-properties text:min-label-width="0.952cm"/>
        <style:text-properties fo:font-family="Verdana" style:font-family-generic="swiss" style:font-pitch="variable" fo:color="#ffff99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f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ff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00ff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</text:list-style>
    <text:list-style style:name="L13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9900ff" fo:font-size="50%"/>
      </text:list-level-style-bullet>
      <text:list-level-style-bullet text:level="2" text:bullet-char=" ">
        <style:list-level-properties text:space-before="1.27cm" text:min-label-width="0.793cm"/>
        <style:text-properties fo:font-family="Verdana" style:font-family-generic="swiss" style:font-pitch="variable" fo:color="#ffff99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ff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00ff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</text:list-style>
    <text:list-style style:name="L14">
      <text:list-level-style-bullet text:level="1" text:bullet-char="">
        <style:list-level-properties text:min-label-width="0.952cm"/>
        <style:text-properties fo:font-family="Wingdings" style:font-pitch="variable" style:font-charset="x-symbol" fo:color="#ffff99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f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ff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00ff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</text:list-style>
    <text:list-style style:name="L1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9900ff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ff" fo:font-size="55%"/>
      </text:list-level-style-bullet>
      <text:list-level-style-bullet text:level="3" text:bullet-char=" ">
        <style:list-level-properties text:space-before="2.54cm" text:min-label-width="0.635cm"/>
        <style:text-properties fo:font-family="Verdana" style:font-family-generic="swiss" style:font-pitch="variable" fo:color="#ffff99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3300ff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</text:list-style>
    <text:list-style style:name="L16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9900ff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f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9900ff" fo:font-size="50%"/>
      </text:list-level-style-bullet>
      <text:list-level-style-bullet text:level="4" text:bullet-char=" ">
        <style:list-level-properties text:space-before="3.81cm" text:min-label-width="0.635cm"/>
        <style:text-properties fo:font-family="Verdana" style:font-family-generic="swiss" style:font-pitch="variable" fo:color="#ffff99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9900" fo:font-size="50%"/>
      </text:list-level-style-bullet>
    </text:list-style>
    <text:list-style style:name="L17">
      <text:list-level-style-number text:level="1" style:num-format="">
        <style:list-level-properties/>
        <style:text-properties fo:color="#3300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Backtracking" draw:style-name="dp1" draw:master-page-name="Title1" presentation:presentation-page-layout-name="AL1T0">
        <draw:frame presentation:style-name="pr1" draw:text-style-name="P2" draw:layer="layout" svg:width="21.167cm" svg:height="2.965cm" svg:x="2.327cm" svg:y="6.137cm" presentation:class="title" presentation:user-transformed="true">
          <draw:text-box>
            <text:list text:style-name="L1">
              <text:list-header>
                <text:p text:style-name="P1"><text:span text:style-name="T1">Backtracking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A short list of categories" draw:style-name="dp3" draw:master-page-name="Default" presentation:presentation-page-layout-name="AL2T1">
        <office:forms form:automatic-focus="false" form:apply-design-mode="false"/>
        <draw:g xml:id="id10" draw:id="id10">
          <draw:custom-shape draw:style-name="gr1" draw:text-style-name="P2" draw:layer="Layout" svg:width="11.007cm" svg:height="1.058cm" svg:x="1.058cm" svg:y="6.5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058cm" svg:height="0.635cm" svg:x="1.27cm" svg:y="6.77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A short list of categories</text:p>
              </text:list-header>
            </text:list>
          </draw:text-box>
        </draw:frame>
        <draw:frame presentation:style-name="pr4" draw:text-style-name="P2" draw:layer="layout" svg:width="23.817cm" svg:height="13.226cm" svg:x="1.057cm" svg:y="3.809cm" presentation:class="outline" presentation:user-transformed="true">
          <draw:text-box>
            <text:list text:style-name="L2">
              <text:list-item>
                <text:p xml:id="id1" text:id="id1" text:style-name="P4">Algorithm types we will consider include:</text:p>
              </text:list-item>
            </text:list>
            <text:list text:style-name="L3">
              <text:list-item>
                <text:list>
                  <text:list-item>
                    <text:p xml:id="id2" text:id="id2" text:style-name="P5">Simple recursive algorithms</text:p>
                  </text:list-item>
                  <text:list-item>
                    <text:p xml:id="id3" text:id="id3" text:style-name="P5">Backtracking algorithms</text:p>
                  </text:list-item>
                  <text:list-item>
                    <text:p xml:id="id4" text:id="id4" text:style-name="P5">Divide and conquer algorithms</text:p>
                  </text:list-item>
                  <text:list-item>
                    <text:p xml:id="id5" text:id="id5" text:style-name="P5">Dynamic programming algorithms</text:p>
                  </text:list-item>
                  <text:list-item>
                    <text:p xml:id="id6" text:id="id6" text:style-name="P5">Greedy algorithms</text:p>
                  </text:list-item>
                  <text:list-item>
                    <text:p xml:id="id7" text:id="id7" text:style-name="P5">Branch and bound algorithms</text:p>
                  </text:list-item>
                  <text:list-item>
                    <text:p xml:id="id8" text:id="id8" text:style-name="P5">Brute force algorithms</text:p>
                  </text:list-item>
                  <text:list-item>
                    <text:p xml:id="id9" text:id="id9" text:style-name="P5">Randomized algorithms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</anim:par>
                <anim:par smil:begin="0s" smil:fill="hold" presentation:node-type="with-previous" presentation:group-id="0" presentation:preset-class="entrance" presentation:preset-id="ooo-entrance-wipe" presentation:preset-sub-type="from-left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Backtracking</text:p>
              </text:list-header>
            </text:list>
          </draw:text-box>
        </draw:frame>
        <draw:frame presentation:style-name="pr6" draw:text-style-name="P2" draw:layer="layout" svg:width="21.59cm" svg:height="13.76cm" svg:x="1.905cm" svg:y="4.232cm" presentation:class="outline" presentation:user-transformed="true">
          <draw:text-box>
            <text:list text:style-name="L2">
              <text:list-item>
                <text:p xml:id="id11" text:id="id11" text:style-name="P4">Suppose you have to make a series of <text:span text:style-name="T2">decisions,</text:span> among various <text:span text:style-name="T2">choices,</text:span> where</text:p>
              </text:list-item>
            </text:list>
            <text:list text:style-name="L3">
              <text:list-item>
                <text:list>
                  <text:list-item>
                    <text:p xml:id="id12" text:id="id12" text:style-name="P5">You don’t have enough information to know what to choose</text:p>
                  </text:list-item>
                  <text:list-item>
                    <text:p xml:id="id13" text:id="id13" text:style-name="P5">Each decision leads to a new set of choices</text:p>
                  </text:list-item>
                  <text:list-item>
                    <text:p xml:id="id14" text:id="id14" text:style-name="P5">Some sequence of choices (possibly more than one) may be a solution to your problem</text:p>
                  </text:list-item>
                </text:list>
              </text:list-item>
            </text:list>
            <text:list text:style-name="L2">
              <text:list-item>
                <text:p xml:id="id15" text:id="id15" text:style-name="P4"><text:span text:style-name="T3">Backtracking</text:span> is a methodical way of trying out various sequences of decisions, until you find one that “works”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3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olving a maze" draw:style-name="dp3" draw:master-page-name="Default" presentation:presentation-page-layout-name="AL2T1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Solving a maze</text:p>
              </text:list-header>
            </text:list>
          </draw:text-box>
        </draw:frame>
        <draw:frame presentation:style-name="pr7" draw:text-style-name="P2" draw:layer="layout" svg:width="22.648cm" svg:height="12.701cm" svg:x="1.27cm" svg:y="4.233cm" presentation:class="outline" presentation:user-transformed="true">
          <draw:text-box>
            <text:list text:style-name="L2">
              <text:list-item>
                <text:p xml:id="id16" text:id="id16" text:style-name="P6">Given a maze, find a path from start to finish</text:p>
              </text:list-item>
              <text:list-item>
                <text:p xml:id="id17" text:id="id17" text:style-name="P6">At each intersection, you have to decide between three or fewer choices:</text:p>
              </text:list-item>
            </text:list>
            <text:list text:style-name="L3">
              <text:list-item>
                <text:list>
                  <text:list-item>
                    <text:p xml:id="id18" text:id="id18" text:style-name="P7">Go straight</text:p>
                  </text:list-item>
                  <text:list-item>
                    <text:p xml:id="id19" text:id="id19" text:style-name="P7">Go left</text:p>
                  </text:list-item>
                  <text:list-item>
                    <text:p xml:id="id20" text:id="id20" text:style-name="P7">Go right</text:p>
                  </text:list-item>
                </text:list>
              </text:list-item>
            </text:list>
            <text:list text:style-name="L2">
              <text:list-item>
                <text:p xml:id="id21" text:id="id21" text:style-name="P7"><text:span text:style-name="T4">You don’t have enough information to choose correctly</text:span></text:p>
              </text:list-item>
              <text:list-item>
                <text:p xml:id="id22" text:id="id22" text:style-name="P7"><text:span text:style-name="T4">Each choice leads to another set of choices</text:span></text:p>
              </text:list-item>
              <text:list-item>
                <text:p xml:id="id23" text:id="id23" text:style-name="P7"><text:span text:style-name="T4">One or more sequences of choices may (or may not) lead to a solution</text:span></text:p>
              </text:list-item>
              <text:list-item>
                <text:p xml:id="id24" text:id="id24" text:style-name="P7"><text:span text:style-name="T4">Many types of maze problem can be solved with backtrack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4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oloring a map" draw:style-name="dp3" draw:master-page-name="Default" presentation:presentation-page-layout-name="AL2T1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Coloring a map</text:p>
              </text:list-header>
            </text:list>
          </draw:text-box>
        </draw:frame>
        <draw:frame presentation:style-name="pr4" draw:text-style-name="P2" draw:layer="layout" svg:width="23.817cm" svg:height="13.226cm" svg:x="1.057cm" svg:y="3.809cm" presentation:class="outline" presentation:user-transformed="true">
          <draw:text-box>
            <text:list text:style-name="L2">
              <text:list-item>
                <text:p xml:id="id26" text:id="id26" text:style-name="P5"><text:span text:style-name="T4">You wish to color a map with</text:span><text:span text:style-name="T4"><text:line-break/></text:span><text:span text:style-name="T4">not more than four colors</text:span></text:p>
              </text:list-item>
            </text:list>
            <text:list text:style-name="L3">
              <text:list-item>
                <text:list>
                  <text:list-item>
                    <text:p xml:id="id27" text:id="id27" text:style-name="P8"><text:span text:style-name="T5">red, yellow, green, blue</text:span></text:p>
                  </text:list-item>
                </text:list>
              </text:list-item>
            </text:list>
            <text:list text:style-name="L2">
              <text:list-item>
                <text:p xml:id="id28" text:id="id28" text:style-name="P5"><text:span text:style-name="T4">Adjacent countries must be in</text:span><text:span text:style-name="T4"><text:line-break/></text:span><text:span text:style-name="T4">different colors</text:span></text:p>
              </text:list-item>
              <text:list-item>
                <text:p xml:id="id29" text:id="id29" text:style-name="P5"><text:span text:style-name="T4">You don’t have enough information to choose colors</text:span></text:p>
              </text:list-item>
              <text:list-item>
                <text:p xml:id="id30" text:id="id30" text:style-name="P5"><text:span text:style-name="T4">Each choice leads to another set of choices</text:span></text:p>
              </text:list-item>
              <text:list-item>
                <text:p xml:id="id31" text:id="id31" text:style-name="P5"><text:span text:style-name="T4">One or more sequences of choices may (or may not) lead to a solution</text:span></text:p>
              </text:list-item>
              <text:list-item>
                <text:p xml:id="id32" text:id="id32" text:style-name="P5"><text:span text:style-name="T4">Many coloring problems can be solved with backtracking</text:span></text:p>
              </text:list-item>
            </text:list>
          </draw:text-box>
        </draw:frame>
        <draw:g xml:id="id25" draw:id="id25">
          <draw:custom-shape draw:style-name="gr3" draw:text-style-name="P2" draw:layer="Layout" svg:width="5.08cm" svg:height="3.387cm" svg:x="16.51cm" svg:y="4.233cm">
            <text:p/>
            <draw:enhanced-geometry svg:viewBox="0 0 1152 768" draw:type="non-primitive" draw:enhanced-path="M 0 0  L 0 240  L 864 240  L 864 768  L 1152 768  L 1152 0  L 0 0  Z N"/>
          </draw:custom-shape>
          <draw:custom-shape draw:style-name="gr4" draw:text-style-name="P2" draw:layer="Layout" svg:width="0.847cm" svg:height="1.481cm" svg:x="19.473cm" svg:y="5.292cm">
            <text:list text:style-name="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1.905cm" svg:height="1.27cm" svg:x="18.415cm" svg:y="6.35cm">
            <text:p/>
            <draw:enhanced-geometry svg:viewBox="0 0 432 288" draw:type="non-primitive" draw:enhanced-path="M 432 288  L 0 288  L 0 0  L 96 0  L 96 96  L 432 96  N"/>
          </draw:custom-shape>
          <draw:custom-shape draw:style-name="gr6" draw:text-style-name="P2" draw:layer="Layout" svg:width="2.116cm" svg:height="0.846cm" svg:x="17.357cm" svg:y="5.927cm">
            <text:p/>
            <draw:enhanced-geometry svg:viewBox="0 0 480 192" draw:type="non-primitive" draw:enhanced-path="M 240 96  L 336 96  L 336 192  L 480 192  L 480 0  L 0 0  L 0 192  L 240 192  L 240 96  Z N"/>
          </draw:custom-shape>
          <draw:custom-shape draw:style-name="gr3" draw:text-style-name="P2" draw:layer="Layout" svg:width="2.751cm" svg:height="1.482cm" svg:x="16.722cm" svg:y="5.715cm">
            <text:p/>
            <draw:enhanced-geometry svg:viewBox="0 0 624 336" draw:type="non-primitive" draw:enhanced-path="M 624 48  L 624 0  L 0 0  L 0 336  L 384 336  L 384 240  L 144 240  L 144 48  L 624 48  Z N"/>
          </draw:custom-shape>
          <draw:custom-shape draw:style-name="gr5" draw:text-style-name="P2" draw:layer="Layout" svg:width="5.927cm" svg:height="4.445cm" svg:x="15.663cm" svg:y="4.233cm">
            <text:p/>
            <draw:enhanced-geometry svg:viewBox="0 0 1344 1008" draw:type="non-primitive" draw:enhanced-path="M 192 0  L 192 240  L 864 240  L 864 336  L 240 336  L 240 864  L 1344 864  L 1344 1008  L 0 1008  L 0 0  L 192 0  Z N"/>
          </draw:custom-shape>
          <draw:custom-shape draw:style-name="gr6" draw:text-style-name="P2" draw:layer="Layout" svg:width="4.868cm" svg:height="0.846cm" svg:x="16.722cm" svg:y="7.197cm">
            <text:p/>
            <draw:enhanced-geometry svg:viewBox="0 0 1104 192" draw:type="non-primitive" draw:enhanced-path="M 1104 192  L 1104 96  L 384 96  L 384 0  L 0 0  L 0 192  L 1104 192 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5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olving a puzzle" draw:style-name="dp3" draw:master-page-name="Default" presentation:presentation-page-layout-name="AL2T1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Solving a puzzle</text:p>
              </text:list-header>
            </text:list>
          </draw:text-box>
        </draw:frame>
        <draw:frame presentation:style-name="pr4" draw:text-style-name="P2" draw:layer="layout" svg:width="22.649cm" svg:height="13.226cm" svg:x="1.057cm" svg:y="3.809cm" presentation:class="outline" presentation:user-transformed="true">
          <draw:text-box>
            <text:list text:style-name="L2">
              <text:list-item>
                <text:p xml:id="id34" text:id="id34" text:style-name="P7"><text:span text:style-name="T4">In this puzzle, all holes but one</text:span><text:span text:style-name="T4"><text:line-break/></text:span><text:span text:style-name="T4">are filled with white pegs</text:span></text:p>
              </text:list-item>
              <text:list-item>
                <text:p xml:id="id35" text:id="id35" text:style-name="P7"><text:span text:style-name="T4">You can jump over one peg</text:span><text:span text:style-name="T4"><text:line-break/></text:span><text:span text:style-name="T4">with another</text:span></text:p>
              </text:list-item>
              <text:list-item>
                <text:p xml:id="id36" text:id="id36" text:style-name="P7"><text:span text:style-name="T4">Jumped pegs are removed</text:span></text:p>
              </text:list-item>
              <text:list-item>
                <text:p xml:id="id37" text:id="id37" text:style-name="P7"><text:span text:style-name="T4">The object is to remove all</text:span><text:span text:style-name="T4"><text:line-break/></text:span><text:span text:style-name="T4">but the last peg</text:span></text:p>
              </text:list-item>
              <text:list-item>
                <text:p xml:id="id38" text:id="id38" text:style-name="P7"><text:span text:style-name="T4">You don’t have enough information to jump correctly</text:span></text:p>
              </text:list-item>
              <text:list-item>
                <text:p xml:id="id39" text:id="id39" text:style-name="P7"><text:span text:style-name="T4">Each choice leads to another set of choices</text:span></text:p>
              </text:list-item>
              <text:list-item>
                <text:p xml:id="id40" text:id="id40" text:style-name="P7"><text:span text:style-name="T4">One or more sequences of choices may (or may not) lead to a solution</text:span></text:p>
              </text:list-item>
              <text:list-item>
                <text:p xml:id="id41" text:id="id41" text:style-name="P7"><text:span text:style-name="T4">Many kinds of puzzle can be solved with backtracking</text:span></text:p>
              </text:list-item>
            </text:list>
          </draw:text-box>
        </draw:frame>
        <draw:g xml:id="id33" draw:id="id33">
          <draw:custom-shape draw:style-name="gr7" draw:text-style-name="P2" draw:layer="Layout" svg:width="2.116cm" svg:height="2.117cm" svg:x="17.357cm" svg:y="6.7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2.116cm" svg:height="1.905cm" svg:x="17.357cm" svg:y="8.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2.116cm" svg:height="1.905cm" svg:x="17.357cm" svg:y="4.86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905cm" svg:height="2.117cm" svg:x="15.452cm" svg:y="6.77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905cm" svg:height="2.117cm" svg:x="19.473cm" svg:y="6.77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0.424cm" svg:height="0.423cm" svg:x="15.663cm" svg:y="6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5.663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6.298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5.663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6.298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6.298cm" svg:y="6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6.933cm" svg:y="6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6.933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7.568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6.933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7.568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7.568cm" svg:y="6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203cm" svg:y="6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0.424cm" svg:height="0.423cm" svg:x="18.203cm" svg:y="7.62cm">
            <text:list text:style-name="L4">
              <text:list-header>
                <text:p text:style-name="P1"><text:span text:style-name="T14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838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203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838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838cm" svg:y="6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9.473cm" svg:y="6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9.473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20.108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9.473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20.108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20.108cm" svg:y="6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20.743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20.743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20.743cm" svg:y="6.9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7.568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7.568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7.568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203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203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838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203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838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838cm" svg:y="5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7.56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7.568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7.568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203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203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838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203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838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24cm" svg:height="0.423cm" svg:x="18.838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5.935cm" svg:height="5.927cm" svg:x="15.452cm" svg:y="4.868cm">
            <text:p/>
            <draw:enhanced-geometry svg:viewBox="0 0 1346 1344" draw:type="non-primitive" draw:enhanced-path="M 2 432  L 434 432  L 434 0  L 914 0  L 914 432  L 1346 432  L 1346 912  L 914 912  L 914 1344  L 434 1344  L 434 912  L 0 910  L 2 432 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targetElement="id3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6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Backtracking (animation)" draw:style-name="dp3" draw:master-page-name="Default" presentation:presentation-page-layout-name="AL3T19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Backtracking (animation)</text:p>
              </text:list-header>
            </text:list>
          </draw:text-box>
        </draw:frame>
        <draw:custom-shape draw:style-name="gr12" draw:text-style-name="P2" xml:id="id42" draw:id="id42" draw:layer="Layout" svg:width="2.116cm" svg:height="1.277cm" svg:x="2.117cm" svg:y="10.372cm">
          <text:list text:style-name="L4">
            <text:list-header>
              <text:p text:style-name="P9">start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0" xml:id="id43" draw:id="id43" draw:layer="layout" svg:x1="4.008cm" svg:y1="11.007cm" svg:x2="6.116cm" svg:y2="11.007cm">
          <text:p/>
        </draw:line>
        <draw:custom-shape draw:style-name="gr12" draw:text-style-name="P2" xml:id="id44" draw:id="id44" draw:layer="Layout" svg:width="1.27cm" svg:height="1.277cm" svg:x="6.138cm" svg:y="10.372cm">
          <text:list text:style-name="L4">
            <text:list-header>
              <text:p text:style-name="P9">?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0" xml:id="id45" draw:id="id45" draw:layer="layout" svg:x1="6.773cm" svg:y1="10.371cm" svg:x2="9.313cm" svg:y2="6.984cm">
          <text:p/>
        </draw:line>
        <draw:line draw:style-name="gr13" draw:text-style-name="P10" xml:id="id54" draw:id="id54" draw:layer="layout" svg:x1="6.985cm" svg:y1="11.007cm" svg:x2="9.102cm" svg:y2="11.007cm">
          <text:p/>
        </draw:line>
        <draw:custom-shape draw:style-name="gr12" draw:text-style-name="P2" xml:id="id46" draw:id="id46" draw:layer="Layout" svg:width="1.059cm" svg:height="1.277cm" svg:x="9.313cm" svg:y="6.35cm">
          <text:list text:style-name="L4">
            <text:list-header>
              <text:p text:style-name="P9">?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0" xml:id="id47" draw:id="id47" draw:layer="layout" svg:x1="10.16cm" svg:y1="6.561cm" svg:x2="12.488cm" svg:y2="5.714cm">
          <text:p/>
        </draw:line>
        <draw:line draw:style-name="gr13" draw:text-style-name="P10" xml:id="id50" draw:id="id50" draw:layer="layout" svg:x1="10.16cm" svg:y1="7.197cm" svg:x2="12.065cm" svg:y2="7.832cm">
          <text:p/>
        </draw:line>
        <draw:custom-shape draw:style-name="gr12" draw:text-style-name="P2" xml:id="id51" draw:id="id51" draw:layer="Layout" svg:width="4.445cm" svg:height="1.277cm" svg:x="12.065cm" svg:y="7.408cm">
          <text:list text:style-name="L4">
            <text:list-header>
              <text:p text:style-name="P9">dead en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xml:id="id48" draw:id="id48" draw:layer="Layout" svg:width="4.445cm" svg:height="1.277cm" svg:x="12.488cm" svg:y="5.08cm">
          <text:list text:style-name="L4">
            <text:list-header>
              <text:p text:style-name="P9">dead end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0" xml:id="id49" draw:id="id49" draw:layer="layout" svg:x1="12.7cm" svg:y1="6.138cm" svg:x2="10.372cm" svg:y2="6.985cm">
          <text:p/>
        </draw:line>
        <draw:line draw:style-name="gr13" draw:text-style-name="P10" xml:id="id52" draw:id="id52" draw:layer="layout" svg:x1="12.064cm" svg:y1="8.254cm" svg:x2="9.947cm" svg:y2="7.619cm">
          <text:p/>
        </draw:line>
        <draw:line draw:style-name="gr13" draw:text-style-name="P10" xml:id="id53" draw:id="id53" draw:layer="layout" svg:x1="9.313cm" svg:y1="7.832cm" svg:x2="7.197cm" svg:y2="10.583cm">
          <text:p/>
        </draw:line>
        <draw:custom-shape draw:style-name="gr12" draw:text-style-name="P2" xml:id="id55" draw:id="id55" draw:layer="Layout" svg:width="1.27cm" svg:height="1.277cm" svg:x="9.102cm" svg:y="10.372cm">
          <text:list text:style-name="L4">
            <text:list-header>
              <text:p text:style-name="P9">?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0" xml:id="id56" draw:id="id56" draw:layer="layout" svg:x1="10.16cm" svg:y1="10.794cm" svg:x2="12.065cm" svg:y2="10.159cm">
          <text:p/>
        </draw:line>
        <draw:custom-shape draw:style-name="gr12" draw:text-style-name="P2" xml:id="id57" draw:id="id57" draw:layer="Layout" svg:width="1.27cm" svg:height="1.277cm" svg:x="12.065cm" svg:y="9.737cm">
          <text:list text:style-name="L4">
            <text:list-header>
              <text:p text:style-name="P9">?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0" xml:id="id58" draw:id="id58" draw:layer="layout" svg:x1="12.912cm" svg:y1="9.736cm" svg:x2="17.145cm" svg:y2="8.677cm">
          <text:p/>
        </draw:line>
        <draw:line draw:style-name="gr13" draw:text-style-name="P10" xml:id="id61" draw:id="id61" draw:layer="layout" svg:x1="13.123cm" svg:y1="10.372cm" svg:x2="16.933cm" svg:y2="11.218cm">
          <text:p/>
        </draw:line>
        <draw:custom-shape draw:style-name="gr12" draw:text-style-name="P2" xml:id="id62" draw:id="id62" draw:layer="Layout" svg:width="4.445cm" svg:height="1.277cm" svg:x="16.722cm" svg:y="10.795cm">
          <text:list text:style-name="L4">
            <text:list-header>
              <text:p text:style-name="P9">dead end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xml:id="id59" draw:id="id59" draw:layer="Layout" svg:width="4.445cm" svg:height="1.277cm" svg:x="17.145cm" svg:y="8.043cm">
          <text:list text:style-name="L4">
            <text:list-header>
              <text:p text:style-name="P9">dead end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0" xml:id="id60" draw:id="id60" draw:layer="layout" svg:x1="17.357cm" svg:y1="9.102cm" svg:x2="13.123cm" svg:y2="10.16cm">
          <text:p/>
        </draw:line>
        <draw:line draw:style-name="gr13" draw:text-style-name="P10" xml:id="id63" draw:id="id63" draw:layer="layout" svg:x1="16.51cm" svg:y1="11.641cm" svg:x2="12.912cm" svg:y2="10.794cm">
          <text:p/>
        </draw:line>
        <draw:line draw:style-name="gr13" draw:text-style-name="P10" xml:id="id64" draw:id="id64" draw:layer="layout" svg:x1="12.064cm" svg:y1="10.583cm" svg:x2="10.159cm" svg:y2="11.218cm">
          <text:p/>
        </draw:line>
        <draw:line draw:style-name="gr13" draw:text-style-name="P10" xml:id="id65" draw:id="id65" draw:layer="layout" svg:x1="9.737cm" svg:y1="11.642cm" svg:x2="11.853cm" svg:y2="13.758cm">
          <text:p/>
        </draw:line>
        <draw:custom-shape draw:style-name="gr12" draw:text-style-name="P2" xml:id="id66" draw:id="id66" draw:layer="Layout" svg:width="1.27cm" svg:height="1.277cm" svg:x="11.642cm" svg:y="13.335cm">
          <text:list text:style-name="L4">
            <text:list-header>
              <text:p text:style-name="P9">?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0" xml:id="id67" draw:id="id67" draw:layer="layout" svg:x1="12.488cm" svg:y1="13.546cm" svg:x2="14.817cm" svg:y2="12.699cm">
          <text:p/>
        </draw:line>
        <draw:line draw:style-name="gr13" draw:text-style-name="P10" xml:id="id70" draw:id="id70" draw:layer="layout" svg:x1="12.488cm" svg:y1="14.182cm" svg:x2="14.605cm" svg:y2="15.24cm">
          <text:p/>
        </draw:line>
        <draw:custom-shape draw:style-name="gr12" draw:text-style-name="P2" xml:id="id71" draw:id="id71" draw:layer="Layout" svg:width="4.445cm" svg:height="1.277cm" svg:x="14.393cm" svg:y="14.817cm">
          <text:list text:style-name="L5">
            <text:list-header>
              <text:p text:style-name="P9"><text:span text:style-name="T6">success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xml:id="id68" draw:id="id68" draw:layer="Layout" svg:width="4.445cm" svg:height="1.277cm" svg:x="14.817cm" svg:y="12.065cm">
          <text:list text:style-name="L4">
            <text:list-header>
              <text:p text:style-name="P9">dead end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3" draw:text-style-name="P10" xml:id="id69" draw:id="id69" draw:layer="layout" svg:x1="15.028cm" svg:y1="13.123cm" svg:x2="12.7cm" svg:y2="13.97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2" smil:attributeName="visibility" smil:to="visible"/>
                  <anim:transitionFilter smil:dur="0.5s" smil:targetElement="id4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3" smil:attributeName="visibility" smil:to="visible"/>
                  <anim:transitionFilter smil:dur="0.5s" smil:targetElement="id4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4" smil:attributeName="visibility" smil:to="visible"/>
                  <anim:transitionFilter smil:dur="0.5s" smil:targetElement="id44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5" smil:attributeName="visibility" smil:to="visible"/>
                  <anim:transitionFilter smil:dur="0.5s" smil:targetElement="id4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6" smil:attributeName="visibility" smil:to="visible"/>
                  <anim:transitionFilter smil:dur="0.5s" smil:targetElement="id4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7" smil:attributeName="visibility" smil:to="visible"/>
                  <anim:transitionFilter smil:dur="0.5s" smil:targetElement="id4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48" smil:attributeName="visibility" smil:to="visible"/>
                  <anim:transitionFilter smil:dur="0.5s" smil:targetElement="id4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49" smil:attributeName="visibility" smil:to="visible"/>
                  <anim:transitionFilter smil:dur="0.5s" smil:targetElement="id49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0" smil:attributeName="visibility" smil:to="visible"/>
                  <anim:transitionFilter smil:dur="0.5s" smil:targetElement="id5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1" smil:attributeName="visibility" smil:to="visible"/>
                  <anim:transitionFilter smil:dur="0.5s" smil:targetElement="id5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52" smil:attributeName="visibility" smil:to="visible"/>
                  <anim:transitionFilter smil:dur="0.5s" smil:targetElement="id52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53" smil:attributeName="visibility" smil:to="visible"/>
                  <anim:transitionFilter smil:dur="0.5s" smil:targetElement="id53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4" smil:attributeName="visibility" smil:to="visible"/>
                  <anim:transitionFilter smil:dur="0.5s" smil:targetElement="id5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5" smil:attributeName="visibility" smil:to="visible"/>
                  <anim:transitionFilter smil:dur="0.5s" smil:targetElement="id5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6" smil:attributeName="visibility" smil:to="visible"/>
                  <anim:transitionFilter smil:dur="0.5s" smil:targetElement="id5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5s" smil:targetElement="id57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8" smil:attributeName="visibility" smil:to="visible"/>
                  <anim:transitionFilter smil:dur="0.5s" smil:targetElement="id5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9" smil:attributeName="visibility" smil:to="visible"/>
                  <anim:transitionFilter smil:dur="0.5s" smil:targetElement="id59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60" smil:attributeName="visibility" smil:to="visible"/>
                  <anim:transitionFilter smil:dur="0.5s" smil:targetElement="id60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61" smil:attributeName="visibility" smil:to="visible"/>
                  <anim:transitionFilter smil:dur="0.5s" smil:targetElement="id6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62" smil:attributeName="visibility" smil:to="visible"/>
                  <anim:transitionFilter smil:dur="0.5s" smil:targetElement="id62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63" smil:attributeName="visibility" smil:to="visible"/>
                  <anim:transitionFilter smil:dur="0.5s" smil:targetElement="id63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64" smil:attributeName="visibility" smil:to="visible"/>
                  <anim:transitionFilter smil:dur="0.5s" smil:targetElement="id64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65" smil:attributeName="visibility" smil:to="visible"/>
                  <anim:transitionFilter smil:dur="0.5s" smil:targetElement="id6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66" smil:attributeName="visibility" smil:to="visible"/>
                  <anim:transitionFilter smil:dur="0.5s" smil:targetElement="id6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67" smil:attributeName="visibility" smil:to="visible"/>
                  <anim:transitionFilter smil:dur="0.5s" smil:targetElement="id6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68" smil:attributeName="visibility" smil:to="visible"/>
                  <anim:transitionFilter smil:dur="0.5s" smil:targetElement="id68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69" smil:attributeName="visibility" smil:to="visible"/>
                  <anim:transitionFilter smil:dur="0.5s" smil:targetElement="id69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70" smil:attributeName="visibility" smil:to="visible"/>
                  <anim:transitionFilter smil:dur="0.5s" smil:targetElement="id7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swivel" presentation:preset-sub-type="vertical">
                  <anim:set smil:begin="0s" smil:dur="0.001s" smil:fill="hold" smil:targetElement="id71" smil:attributeName="visibility" smil:to="visible"/>
                  <anim:animate smil:dur="5s" smil:fill="hold" smil:targetElement="id71" smil:attributeName="width" smil:values="0;1" smil:keyTimes="0;1" anim:formula="width*sin(2.5*pi*$)"/>
                  <anim:animate smil:dur="5s" smil:fill="hold" smil:targetElement="id71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7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erminology I" draw:style-name="dp3" draw:master-page-name="Default" presentation:presentation-page-layout-name="AL3T19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Terminology I</text:p>
              </text:list-header>
            </text:list>
          </draw:text-box>
        </draw:frame>
        <draw:g xml:id="id73" draw:id="id73">
          <draw:custom-shape draw:style-name="gr14" draw:text-style-name="P2" draw:layer="Layout" svg:width="0.846cm" svg:height="0.846cm" svg:x="10.372cm" svg:y="8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846cm" svg:height="0.846cm" svg:x="19.262cm" svg:y="4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846cm" svg:height="0.846cm" svg:x="16.087cm" svg:y="9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846cm" svg:height="0.847cm" svg:x="12.912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846cm" svg:height="0.847cm" svg:x="16.087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846cm" svg:height="0.847cm" svg:x="19.262cm" svg:y="7.1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846cm" svg:height="0.847cm" svg:x="12.912cm" svg:y="10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846cm" svg:height="0.847cm" svg:x="16.087cm" svg:y="10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846cm" svg:height="0.847cm" svg:x="19.262cm" svg:y="11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846cm" svg:height="0.847cm" svg:x="16.087cm" svg:y="12.2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846cm" svg:height="0.847cm" svg:x="19.262cm" svg:y="9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847cm" svg:height="0.846cm" svg:x="22.225cm" svg:y="4.8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847cm" svg:height="0.846cm" svg:x="22.225cm" svg:y="8.0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847cm" svg:height="0.847cm" svg:x="22.225cm" svg:y="9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2" draw:layer="Layout" svg:width="0.847cm" svg:height="0.847cm" svg:x="22.225cm" svg:y="11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0" draw:layer="layout" svg:x1="11.007cm" svg:y1="9.313cm" svg:x2="13.123cm" svg:y2="11.006cm">
            <text:p/>
          </draw:line>
          <draw:line draw:style-name="gr13" draw:text-style-name="P10" draw:layer="layout" svg:x1="11.007cm" svg:y1="8.678cm" svg:x2="12.912cm" svg:y2="7.196cm">
            <text:p/>
          </draw:line>
          <draw:line draw:style-name="gr13" draw:text-style-name="P10" draw:layer="layout" svg:x1="13.758cm" svg:y1="6.773cm" svg:x2="16.087cm" svg:y2="6.773cm">
            <text:p/>
          </draw:line>
          <draw:line draw:style-name="gr13" draw:text-style-name="P10" draw:layer="layout" svg:x1="16.722cm" svg:y1="6.561cm" svg:x2="19.262cm" svg:y2="5.503cm">
            <text:p/>
          </draw:line>
          <draw:line draw:style-name="gr13" draw:text-style-name="P10" draw:layer="layout" svg:x1="16.933cm" svg:y1="6.984cm" svg:x2="19.262cm" svg:y2="7.619cm">
            <text:p/>
          </draw:line>
          <draw:line draw:style-name="gr13" draw:text-style-name="P10" draw:layer="layout" svg:x1="20.108cm" svg:y1="5.291cm" svg:x2="22.225cm" svg:y2="5.291cm">
            <text:p/>
          </draw:line>
          <draw:line draw:style-name="gr13" draw:text-style-name="P10" draw:layer="layout" svg:x1="13.758cm" svg:y1="11.006cm" svg:x2="16.087cm" svg:y2="9.948cm">
            <text:p/>
          </draw:line>
          <draw:line draw:style-name="gr13" draw:text-style-name="P10" draw:layer="layout" svg:x1="13.758cm" svg:y1="11.218cm" svg:x2="16.087cm" svg:y2="11.218cm">
            <text:p/>
          </draw:line>
          <draw:line draw:style-name="gr13" draw:text-style-name="P10" draw:layer="layout" svg:x1="13.547cm" svg:y1="11.429cm" svg:x2="16.087cm" svg:y2="12.488cm">
            <text:p/>
          </draw:line>
          <draw:line draw:style-name="gr13" draw:text-style-name="P10" draw:layer="layout" svg:x1="16.933cm" svg:y1="11.006cm" svg:x2="19.262cm" svg:y2="9.948cm">
            <text:p/>
          </draw:line>
          <draw:line draw:style-name="gr13" draw:text-style-name="P10" draw:layer="layout" svg:x1="16.933cm" svg:y1="11.429cm" svg:x2="19.262cm" svg:y2="12.064cm">
            <text:p/>
          </draw:line>
          <draw:line draw:style-name="gr13" draw:text-style-name="P10" draw:layer="layout" svg:x1="20.108cm" svg:y1="9.736cm" svg:x2="22.225cm" svg:y2="8.678cm">
            <text:p/>
          </draw:line>
          <draw:line draw:style-name="gr13" draw:text-style-name="P10" draw:layer="layout" svg:x1="20.108cm" svg:y1="9.948cm" svg:x2="22.225cm" svg:y2="9.948cm">
            <text:p/>
          </draw:line>
          <draw:line draw:style-name="gr13" draw:text-style-name="P10" draw:layer="layout" svg:x1="19.897cm" svg:y1="10.159cm" svg:x2="22.225cm" svg:y2="11.218cm">
            <text:p/>
          </draw:line>
        </draw:g>
        <draw:custom-shape draw:style-name="gr12" draw:text-style-name="P2" xml:id="id74" draw:id="id74" draw:layer="Layout" svg:width="8.89cm" svg:height="2.293cm" svg:x="2.328cm" svg:y="10.583cm">
          <text:list text:style-name="L4">
            <text:list-header>
              <text:p text:style-name="P9">There are three kinds of nodes: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xml:id="id72" draw:id="id72" draw:layer="Layout" svg:width="10.583cm" svg:height="2.822cm" svg:x="2.54cm" svg:y="4.445cm">
          <text:list text:style-name="L4">
            <text:list-header>
              <text:p text:style-name="P3">A tree is composed of <text:span text:style-name="T3">nodes</text:span></text:p>
              <text:p text:style-name="P9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g xml:id="id75" draw:id="id75">
          <draw:custom-shape draw:style-name="gr14" draw:text-style-name="P2" draw:layer="Layout" svg:width="0.846cm" svg:height="0.846cm" svg:x="2.752cm" svg:y="13.1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0.372cm" svg:height="1.277cm" svg:x="3.598cm" svg:y="12.912cm">
            <text:list text:style-name="L4">
              <text:list-header>
                <text:p text:style-name="P9">The (one) <text:span text:style-name="T3">root</text:span> node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6" draw:id="id76">
          <draw:custom-shape draw:style-name="gr15" draw:text-style-name="P2" draw:layer="Layout" svg:width="0.846cm" svg:height="0.846cm" svg:x="2.752cm" svg:y="14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10.583cm" svg:height="1.277cm" svg:x="3.81cm" svg:y="14.182cm">
            <text:list text:style-name="L5">
              <text:list-header>
                <text:p text:style-name="P9"><text:span text:style-name="T3">Internal</text:span> nodes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77" draw:id="id77">
          <draw:custom-shape draw:style-name="gr16" draw:text-style-name="P2" draw:layer="Layout" svg:width="0.846cm" svg:height="0.846cm" svg:x="2.752cm" svg:y="15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6.562cm" svg:height="1.277cm" svg:x="3.81cm" svg:y="15.452cm">
            <text:list text:style-name="L5">
              <text:list-header>
                <text:p text:style-name="P9"><text:span text:style-name="T3">Leaf</text:span> nodes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2" draw:text-style-name="P2" xml:id="id78" draw:id="id78" draw:layer="Layout" svg:width="11.218cm" svg:height="3.309cm" svg:x="12.065cm" svg:y="13.758cm">
          <text:list text:style-name="L4">
            <text:list-header>
              <text:p text:style-name="P9"><text:span text:style-name="T2">Backtracking</text:span> can be thought of as searching a tree for a particular “goal” leaf node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2" smil:attributeName="visibility" smil:to="visible"/>
                  <anim:transitionFilter smil:dur="0.5s" smil:targetElement="id7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" smil:attributeName="visibility" smil:to="visible"/>
                  <anim:transitionFilter smil:dur="0.5s" smil:targetElement="id73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4" smil:attributeName="visibility" smil:to="visible"/>
                  <anim:transitionFilter smil:dur="0.5s" smil:targetElement="id7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75" smil:attributeName="visibility" smil:to="visible"/>
                  <anim:transitionFilter smil:dur="0.5s" smil:targetElement="id75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76" smil:attributeName="visibility" smil:to="visible"/>
                  <anim:transitionFilter smil:dur="0.5s" smil:targetElement="id7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77" smil:attributeName="visibility" smil:to="visible"/>
                  <anim:transitionFilter smil:dur="0.5s" smil:targetElement="id77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78" smil:attributeName="visibility" smil:to="visible"/>
                  <anim:transitionFilter smil:dur="0.5s" smil:targetElement="id78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8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erminology II" draw:style-name="dp3" draw:master-page-name="Default" presentation:presentation-page-layout-name="AL2T1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Terminology II</text:p>
              </text:list-header>
            </text:list>
          </draw:text-box>
        </draw:frame>
        <draw:frame presentation:style-name="pr8" draw:text-style-name="P2" draw:layer="layout" svg:width="23.817cm" svg:height="6.17cm" svg:x="1.057cm" svg:y="3.809cm" presentation:class="outline" presentation:user-transformed="true">
          <draw:text-box>
            <text:list text:style-name="L2">
              <text:list-item>
                <text:p text:style-name="P4">Each non-leaf node in a tree is a <text:span text:style-name="T3">parent</text:span> of one or more other nodes (its <text:span text:style-name="T3">children</text:span>)</text:p>
              </text:list-item>
              <text:list-item>
                <text:p text:style-name="P4">Each node in the tree, other than the root, has exactly one <text:span text:style-name="T3">parent</text:span></text:p>
              </text:list-item>
            </text:list>
          </draw:text-box>
        </draw:frame>
        <draw:g xml:id="id79" draw:id="id79">
          <draw:custom-shape draw:style-name="gr15" draw:text-style-name="P2" draw:layer="Layout" svg:width="0.846cm" svg:height="0.846cm" svg:x="4.022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846cm" svg:height="0.847cm" svg:x="7.832cm" svg:y="11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846cm" svg:height="0.846cm" svg:x="7.832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846cm" svg:height="0.847cm" svg:x="7.832cm" svg:y="14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0" draw:layer="layout" svg:x1="4.868cm" svg:y1="13.123cm" svg:x2="7.832cm" svg:y2="13.123cm">
            <text:p/>
          </draw:line>
          <draw:line draw:style-name="gr13" draw:text-style-name="P10" draw:layer="layout" svg:x1="4.657cm" svg:y1="12.911cm" svg:x2="7.832cm" svg:y2="11.853cm">
            <text:p/>
          </draw:line>
          <draw:line draw:style-name="gr13" draw:text-style-name="P10" draw:layer="layout" svg:x1="4.657cm" svg:y1="13.335cm" svg:x2="7.832cm" svg:y2="14.393cm">
            <text:p/>
          </draw:line>
          <draw:custom-shape draw:style-name="gr12" draw:text-style-name="P2" draw:layer="Layout" svg:width="3.175cm" svg:height="1.277cm" svg:x="2.963cm" svg:y="13.335cm">
            <text:list text:style-name="L4">
              <text:list-header>
                <text:p text:style-name="P9">parent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3.599cm" svg:height="1.277cm" svg:x="6.773cm" svg:y="15.028cm">
            <text:list text:style-name="L4">
              <text:list-header>
                <text:p text:style-name="P9">children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81" draw:id="id81">
          <draw:custom-shape draw:style-name="gr15" draw:text-style-name="P2" draw:layer="Layout" svg:width="0.847cm" svg:height="0.846cm" draw:transform="rotate (-1.5707963267949) translate (20.42cm 10.68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847cm" svg:height="0.845cm" draw:transform="rotate (-1.5707963267949) translate (21.9cm 14.4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847cm" svg:height="0.846cm" draw:transform="rotate (-1.5707963267949) translate (20.42cm 14.4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847cm" svg:height="0.846cm" draw:transform="rotate (-1.5707963267949) translate (18.939cm 14.49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10" draw:layer="layout" svg:x1="19.997cm" svg:y1="11.531cm" svg:x2="19.997cm" svg:y2="14.494cm">
            <text:p/>
          </draw:line>
          <draw:line draw:style-name="gr13" draw:text-style-name="P10" draw:layer="layout" svg:x1="20.209cm" svg:y1="11.317cm" svg:x2="21.266cm" svg:y2="14.492cm">
            <text:p/>
          </draw:line>
          <draw:line draw:style-name="gr13" draw:text-style-name="P10" draw:layer="layout" svg:x1="19.785cm" svg:y1="11.319cm" svg:x2="18.727cm" svg:y2="14.494cm">
            <text:p/>
          </draw:line>
          <draw:custom-shape draw:style-name="gr12" draw:text-style-name="P2" draw:layer="Layout" svg:width="3.174cm" svg:height="1.277cm" svg:x="18.626cm" svg:y="9.525cm">
            <text:list text:style-name="L4">
              <text:list-header>
                <text:p text:style-name="P9">parent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3.598cm" svg:height="1.277cm" svg:x="18.414cm" svg:y="15.24cm">
            <text:list text:style-name="L4">
              <text:list-header>
                <text:p text:style-name="P9">children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2" draw:text-style-name="P2" xml:id="id80" draw:id="id80" draw:layer="Layout" svg:width="7.196cm" svg:height="4.325cm" svg:x="10.372cm" svg:y="10.583cm">
          <text:list text:style-name="L4">
            <text:list-header>
              <text:p text:style-name="P9">Usually, however, we draw our trees <text:span text:style-name="T2">downward,</text:span> with the root at the top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79" smil:attributeName="visibility" smil:to="visible"/>
                  <anim:transitionFilter smil:dur="0.5s" smil:targetElement="id7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80" smil:attributeName="visibility" smil:to="visible"/>
                  <anim:transitionFilter smil:dur="0.5s" smil:targetElement="id8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9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eal and virtual trees" draw:style-name="dp3" draw:master-page-name="Default" presentation:presentation-page-layout-name="AL2T1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Real and virtual trees</text:p>
              </text:list-header>
            </text:list>
          </draw:text-box>
        </draw:frame>
        <draw:frame presentation:style-name="pr4" draw:text-style-name="P2" draw:layer="layout" svg:width="23.817cm" svg:height="13.226cm" svg:x="1.057cm" svg:y="3.809cm" presentation:class="outline" presentation:user-transformed="true">
          <draw:text-box>
            <text:list text:style-name="L2">
              <text:list-item>
                <text:p xml:id="id82" text:id="id82" text:style-name="P4">There is a type of data structure called a tree</text:p>
              </text:list-item>
            </text:list>
            <text:list text:style-name="L3">
              <text:list-item>
                <text:list>
                  <text:list-item>
                    <text:p xml:id="id83" text:id="id83" text:style-name="P5">But we are <text:span text:style-name="T8">not</text:span> using it here</text:p>
                  </text:list-item>
                </text:list>
              </text:list-item>
            </text:list>
            <text:list text:style-name="L2">
              <text:list-item>
                <text:p xml:id="id84" text:id="id84" text:style-name="P4">If we diagram the sequence of choices we make, the diagram looks like a tree</text:p>
              </text:list-item>
            </text:list>
            <text:list text:style-name="L3">
              <text:list-item>
                <text:list>
                  <text:list-item>
                    <text:p xml:id="id85" text:id="id85" text:style-name="P5">In fact, we did just this a couple of slides ago</text:p>
                  </text:list-item>
                  <text:list-item>
                    <text:p xml:id="id86" text:id="id86" text:style-name="P5">Our backtracking algorithm “sweeps out a tree” in “problem space”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0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he backtracking algorithm" draw:style-name="dp3" draw:master-page-name="Default" presentation:presentation-page-layout-name="AL2T1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The backtracking algorithm</text:p>
              </text:list-header>
            </text:list>
          </draw:text-box>
        </draw:frame>
        <draw:frame presentation:style-name="pr4" draw:text-style-name="P2" draw:layer="layout" svg:width="23.817cm" svg:height="13.226cm" svg:x="1.057cm" svg:y="3.809cm" presentation:class="outline" presentation:user-transformed="true">
          <draw:text-box>
            <text:list text:style-name="L2">
              <text:list-item>
                <text:p xml:id="id87" text:id="id87" text:style-name="P4">Backtracking is really quite simple--we “explore” each node, as follows:</text:p>
              </text:list-item>
              <text:list-item>
                <text:p xml:id="id88" text:id="id88" text:style-name="P4">To “explore” node N:</text:p>
              </text:list-item>
            </text:list>
            <text:list text:style-name="L6">
              <text:list-item>
                <text:list>
                  <text:list-item>
                    <text:p xml:id="id89" text:id="id89" text:style-name="P11"><text:span text:style-name="T9">1. </text:span><text:span text:style-name="T10">If N is a goal node, return “success”</text:span></text:p>
                  </text:list-item>
                  <text:list-item>
                    <text:p xml:id="id90" text:id="id90" text:style-name="P11"><text:span text:style-name="T9">2.</text:span><text:span text:style-name="T10"> If N is a leaf node, return “failure”</text:span></text:p>
                  </text:list-item>
                  <text:list-item>
                    <text:p xml:id="id91" text:id="id91" text:style-name="P11"><text:span text:style-name="T9">3.</text:span><text:span text:style-name="T11"> </text:span><text:span text:style-name="T10">For each child C of N,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xml:id="id92" text:id="id92" text:style-name="P11"><text:span text:style-name="T12">3.1.</text:span><text:span text:style-name="T13"> Explore C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93" text:id="id93" text:style-name="P11"><text:span text:style-name="T12">3.1.1.</text:span><text:span text:style-name="T13"> If C was successful, return “success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xml:id="id94" text:id="id94" text:style-name="P11"><text:span text:style-name="T9">4.</text:span><text:span text:style-name="T11"> </text:span><text:span text:style-name="T10">Return “failure”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1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Full example: Map coloring" draw:style-name="dp3" draw:master-page-name="Default" presentation:presentation-page-layout-name="AL2T1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Full example: Map coloring</text:p>
              </text:list-header>
            </text:list>
          </draw:text-box>
        </draw:frame>
        <draw:frame presentation:style-name="pr4" draw:text-style-name="P2" draw:layer="layout" svg:width="22.86cm" svg:height="13.226cm" svg:x="1.058cm" svg:y="3.809cm" presentation:class="outline" presentation:user-transformed="true">
          <draw:text-box>
            <text:list text:style-name="L2">
              <text:list-item>
                <text:p xml:id="id95" text:id="id95" text:style-name="P4">The <text:span text:style-name="T3">Four Color Theorem</text:span> states that any map on a plane can be colored with no more than four colors, so that no two countries with a common border are the same color</text:p>
              </text:list-item>
              <text:list-item>
                <text:p xml:id="id96" text:id="id96" text:style-name="P4">For most maps, finding a legal coloring is easy</text:p>
              </text:list-item>
              <text:list-item>
                <text:p xml:id="id97" text:id="id97" text:style-name="P4">For some maps, it can be fairly difficult to find a legal coloring</text:p>
              </text:list-item>
              <text:list-item>
                <text:p xml:id="id98" text:id="id98" text:style-name="P4">We will develop a complete Java program to solve this probl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2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Data structures" draw:style-name="dp3" draw:master-page-name="Default" presentation:presentation-page-layout-name="AL2T1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Data structures</text:p>
              </text:list-header>
            </text:list>
          </draw:text-box>
        </draw:frame>
        <draw:frame presentation:style-name="pr9" draw:text-style-name="P2" draw:layer="layout" svg:width="21.59cm" svg:height="14.183cm" svg:x="1.905cm" svg:y="4.233cm" presentation:class="outline" presentation:user-transformed="true">
          <draw:text-box>
            <text:list text:style-name="L2">
              <text:list-item>
                <text:p xml:id="id99" text:id="id99" text:style-name="P4"><text:span text:style-name="T14">We need a data structure that is easy to work with, and supports:</text:span></text:p>
              </text:list-item>
            </text:list>
            <text:list text:style-name="L3">
              <text:list-item>
                <text:list>
                  <text:list-item>
                    <text:p xml:id="id100" text:id="id100" text:style-name="P5"><text:span text:style-name="T14">Setting a color for each country</text:span></text:p>
                  </text:list-item>
                  <text:list-item>
                    <text:p xml:id="id101" text:id="id101" text:style-name="P5"><text:span text:style-name="T14">For each country, finding all adjacent countries</text:span></text:p>
                  </text:list-item>
                </text:list>
              </text:list-item>
            </text:list>
            <text:list text:style-name="L2">
              <text:list-item>
                <text:p xml:id="id102" text:id="id102" text:style-name="P4"><text:span text:style-name="T14">We can do this with two arrays</text:span></text:p>
              </text:list-item>
            </text:list>
            <text:list text:style-name="L3">
              <text:list-item>
                <text:list>
                  <text:list-item>
                    <text:p xml:id="id103" text:id="id103" text:style-name="P5"><text:span text:style-name="T14">An array of “colors”, where</text:span><text:span text:style-name="T15"> </text:span><text:span text:style-name="T16">countryColor[i]</text:span><text:span text:style-name="T15"> </text:span><text:span text:style-name="T14">is the color of the i</text:span><text:span text:style-name="T17">th</text:span><text:span text:style-name="T14"> country</text:span></text:p>
                  </text:list-item>
                  <text:list-item>
                    <text:p xml:id="id104" text:id="id104" text:style-name="P5"><text:span text:style-name="T14">A ragged array of adjacent countries, where</text:span><text:span text:style-name="T18"> </text:span><text:span text:style-name="T16">map[i][j]</text:span><text:span text:style-name="T15"> </text:span><text:span text:style-name="T14">is the j</text:span><text:span text:style-name="T17">th</text:span><text:span text:style-name="T14"> country adjacent to country i</text:span></text:p>
                    <text:list>
                      <text:list-item>
                        <text:p xml:id="id105" text:id="id105" text:style-name="P8"><text:span text:style-name="T14">Example:</text:span><text:span text:style-name="T15"> </text:span><text:span text:style-name="T16">map[5][3]==8</text:span><text:span text:style-name="T15"> </text:span><text:span text:style-name="T14">means the 3</text:span><text:span text:style-name="T17">th</text:span><text:span text:style-name="T14"> country adjacent to country 5 is country 8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3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reating the map" draw:style-name="dp3" draw:master-page-name="Default" presentation:presentation-page-layout-name="AL3T19">
        <draw:frame presentation:style-name="pr10" draw:text-style-name="P2" draw:layer="layout" svg:width="21.647cm" svg:height="2.02cm" svg:x="3.386cm" svg:y="0.951cm" presentation:class="title" presentation:user-transformed="true">
          <draw:text-box>
            <text:list text:style-name="L1">
              <text:list-header>
                <text:p text:style-name="P3">Creating the map</text:p>
              </text:list-header>
            </text:list>
          </draw:text-box>
        </draw:frame>
        <draw:g xml:id="id106" draw:id="id106">
          <draw:g>
            <draw:custom-shape draw:style-name="gr17" draw:text-style-name="P2" draw:layer="Layout" svg:width="5.622cm" svg:height="3.871cm" svg:x="16.18cm" svg:y="3.81cm">
              <text:p/>
              <draw:enhanced-geometry svg:viewBox="0 0 1152 768" draw:type="non-primitive" draw:enhanced-path="M 0 0  L 0 240  L 864 240  L 864 768  L 1152 768  L 1152 0  L 0 0  Z N"/>
            </draw:custom-shape>
            <draw:custom-shape draw:style-name="gr18" draw:text-style-name="P2" draw:layer="Layout" svg:width="0.935cm" svg:height="1.693cm" svg:x="19.46cm" svg:y="5.018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2" draw:layer="Layout" svg:width="2.108cm" svg:height="1.45cm" svg:x="18.287cm" svg:y="6.231cm">
              <text:p/>
              <draw:enhanced-geometry svg:viewBox="0 0 432 288" draw:type="non-primitive" draw:enhanced-path="M 432 288  L 0 288  L 0 0  L 96 0  L 96 96  L 432 96  N"/>
            </draw:custom-shape>
            <draw:custom-shape draw:style-name="gr17" draw:text-style-name="P2" draw:layer="Layout" svg:width="2.346cm" svg:height="0.965cm" svg:x="17.114cm" svg:y="5.746cm">
              <text:p/>
              <draw:enhanced-geometry svg:viewBox="0 0 480 192" draw:type="non-primitive" draw:enhanced-path="M 240 96  L 336 96  L 336 192  L 480 192  L 480 0  L 0 0  L 0 192  L 240 192  L 240 96  Z N"/>
            </draw:custom-shape>
            <draw:custom-shape draw:style-name="gr17" draw:text-style-name="P2" draw:layer="Layout" svg:width="3.047cm" svg:height="1.693cm" svg:x="16.413cm" svg:y="5.503cm">
              <text:p/>
              <draw:enhanced-geometry svg:viewBox="0 0 624 336" draw:type="non-primitive" draw:enhanced-path="M 624 48  L 624 0  L 0 0  L 0 336  L 384 336  L 384 240  L 144 240  L 144 48  L 624 48  Z N"/>
            </draw:custom-shape>
            <draw:custom-shape draw:style-name="gr17" draw:text-style-name="P2" draw:layer="Layout" svg:width="6.562cm" svg:height="5.08cm" svg:x="15.24cm" svg:y="3.81cm">
              <text:p/>
              <draw:enhanced-geometry svg:viewBox="0 0 1344 1008" draw:type="non-primitive" draw:enhanced-path="M 192 0  L 192 240  L 864 240  L 864 336  L 240 336  L 240 864  L 1344 864  L 1344 1008  L 0 1008  L 0 0  L 192 0  Z N"/>
            </draw:custom-shape>
            <draw:custom-shape draw:style-name="gr17" draw:text-style-name="P2" draw:layer="Layout" svg:width="5.389cm" svg:height="0.966cm" svg:x="16.413cm" svg:y="7.196cm">
              <text:p/>
              <draw:enhanced-geometry svg:viewBox="0 0 1104 192" draw:type="non-primitive" draw:enhanced-path="M 1104 192  L 1104 96  L 384 96  L 384 0  L 0 0  L 0 192  L 1104 192  Z N"/>
            </draw:custom-shape>
          </draw:g>
          <draw:g>
            <draw:custom-shape draw:style-name="gr19" draw:text-style-name="P2" draw:layer="Layout" svg:width="0.939cm" svg:height="1.108cm" svg:x="15.24cm" svg:y="3.916cm">
              <text:list text:style-name="L9">
                <text:list-header>
                  <text:p text:style-name="P12"><text:span text:style-name="T19">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9" draw:text-style-name="P2" draw:layer="Layout" svg:width="0.935cm" svg:height="1.108cm" svg:x="16.413cm" svg:y="3.916cm">
              <text:list text:style-name="L9">
                <text:list-header>
                  <text:p text:style-name="P12"><text:span text:style-name="T19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9" draw:text-style-name="P2" draw:layer="Layout" svg:width="0.944cm" svg:height="1.108cm" svg:x="19.451cm" svg:y="4.881cm">
              <text:list text:style-name="L9">
                <text:list-header>
                  <text:p text:style-name="P12"><text:span text:style-name="T19">4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9" draw:text-style-name="P2" draw:layer="Layout" svg:width="0.935cm" svg:height="1.108cm" svg:x="16.179cm" svg:y="5.366cm">
              <text:list text:style-name="L9">
                <text:list-header>
                  <text:p text:style-name="P12"><text:span text:style-name="T19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9" draw:text-style-name="P2" draw:layer="Layout" svg:width="0.939cm" svg:height="1.108cm" svg:x="17.114cm" svg:y="5.609cm">
              <text:list text:style-name="L9">
                <text:list-header>
                  <text:p text:style-name="P12"><text:span text:style-name="T19">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9" draw:text-style-name="P2" draw:layer="Layout" svg:width="0.935cm" svg:height="1.108cm" svg:x="18.287cm" svg:y="6.574cm">
              <text:list text:style-name="L9">
                <text:list-header>
                  <text:p text:style-name="P12"><text:span text:style-name="T19">6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9" draw:text-style-name="P2" draw:layer="Layout" svg:width="0.935cm" svg:height="1.108cm" svg:x="16.647cm" svg:y="7.059cm">
              <text:list text:style-name="L9">
                <text:list-header>
                  <text:p text:style-name="P12"><text:span text:style-name="T19">5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12" draw:text-style-name="P2" xml:id="id107" draw:id="id107" draw:layer="Layout" svg:width="19.896cm" svg:height="12.453cm" svg:x="2.117cm" svg:y="5.292cm">
          <text:list text:style-name="L10">
            <text:list-header>
              <text:p text:style-name="P13"><text:span text:style-name="T16">int map[][];</text:span><text:span text:style-name="T16"><text:line-break/></text:span><text:span text:style-name="T16"><text:line-break/></text:span><text:span text:style-name="T16">void createMap() {</text:span><text:span text:style-name="T16"><text:line-break/></text:span><text:span text:style-name="T16"> <text:s text:c="3"/>map = new int[7][];</text:span><text:span text:style-name="T16"><text:line-break/></text:span><text:span text:style-name="T16"> <text:s text:c="3"/>map[0] = new int[] { 1, 4, 2, 5 };</text:span><text:span text:style-name="T16"><text:line-break/></text:span><text:span text:style-name="T16"> <text:s text:c="3"/>map[1] = new int[] { 0, 4, 6, 5 }; </text:span><text:span text:style-name="T16"><text:line-break/></text:span><text:span text:style-name="T16"> <text:s text:c="3"/>map[2] = new int[] { 0, 4, 3, 6, 5 }; </text:span><text:span text:style-name="T16"><text:line-break/></text:span><text:span text:style-name="T16"> <text:s text:c="3"/>map[3] = new int[] { 2, 4, 6 }; </text:span><text:span text:style-name="T16"><text:line-break/></text:span><text:span text:style-name="T16"> <text:s text:c="3"/>map[4] = new int[] { 0, 1, 6, 3, 2 }; </text:span><text:span text:style-name="T16"><text:line-break/></text:span><text:span text:style-name="T16"> <text:s text:c="3"/>map[5] = new int[] { 2, 6, 1, 0 }; </text:span><text:span text:style-name="T16"><text:line-break/></text:span><text:span text:style-name="T16"> <text:s text:c="3"/>map[6] = new int[] { 2, 3, 4, 1, 5 };</text:span><text:span text:style-name="T16"><text:line-break/></text:span><text:span text:style-name="T16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6" smil:attributeName="visibility" smil:to="visible"/>
                  <anim:transitionFilter smil:dur="0.5s" smil:targetElement="id10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7" smil:attributeName="visibility" smil:to="visible"/>
                  <anim:transitionFilter smil:dur="0.5s" smil:targetElement="id107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4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Setting the initial colors" draw:style-name="dp3" draw:master-page-name="Default" presentation:presentation-page-layout-name="AL3T19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Setting the initial colors</text:p>
              </text:list-header>
            </text:list>
          </draw:text-box>
        </draw:frame>
        <draw:custom-shape draw:style-name="gr12" draw:text-style-name="P2" xml:id="id108" draw:id="id108" draw:layer="Layout" svg:width="21.378cm" svg:height="8.389cm" svg:x="2.54cm" svg:y="4.657cm">
          <text:list text:style-name="L10">
            <text:list-header>
              <text:p text:style-name="P13"><text:span text:style-name="T16">static final int NONE = 0;</text:span><text:span text:style-name="T16"><text:line-break/></text:span><text:span text:style-name="T16">static final int RED = 1;</text:span><text:span text:style-name="T16"><text:line-break/></text:span><text:span text:style-name="T16">static final int YELLOW = 2;</text:span><text:span text:style-name="T16"><text:line-break/></text:span><text:span text:style-name="T16">static final int GREEN = 3;</text:span><text:span text:style-name="T16"><text:line-break/></text:span><text:span text:style-name="T16">static final int BLUE = 4;</text:span><text:span text:style-name="T16"><text:line-break/></text:span><text:span text:style-name="T16"><text:line-break/></text:span><text:span text:style-name="T16">int mapColors[] = { NONE, NONE, NONE, NONE,</text:span><text:span text:style-name="T16"><text:line-break/></text:span><text:span text:style-name="T16"> <text:s text:c="29"/>NONE, NONE, NONE };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08" smil:attributeName="visibility" smil:to="visible"/>
                  <anim:transitionFilter smil:dur="0.5s" smil:targetElement="id108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5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he main program" draw:style-name="dp3" draw:master-page-name="Default" presentation:presentation-page-layout-name="AL2T1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The main program</text:p>
              </text:list-header>
            </text:list>
          </draw:text-box>
        </draw:frame>
        <draw:frame presentation:style-name="pr11" draw:text-style-name="P2" draw:layer="layout" svg:width="22.437cm" svg:height="13.336cm" svg:x="1.904cm" svg:y="4.232cm" presentation:class="outline" presentation:user-transformed="true">
          <draw:text-box>
            <text:list text:style-name="L11">
              <text:list-item>
                <text:p xml:id="id109" text:id="id109" text:style-name="P9"><text:span text:style-name="T20">(</text:span><text:span text:style-name="T21">The name of the enclosing class is</text:span><text:span text:style-name="T22"> </text:span><text:span text:style-name="T23">ColoredMap</text:span><text:span text:style-name="T21">)</text:span><text:span text:style-name="T21"><text:line-break/></text:span><text:span text:style-name="T21"/></text:p>
              </text:list-item>
            </text:list>
            <text:list text:style-name="L12">
              <text:list-item>
                <text:p xml:id="id110" text:id="id110" text:style-name="P12"><text:span text:style-name="T24"><text:s/></text:span><text:span text:style-name="T24">public static void main(String args[]) {</text:span></text:p>
              </text:list-item>
            </text:list>
            <text:list text:style-name="L13">
              <text:list-item>
                <text:list>
                  <text:list-item>
                    <text:p xml:id="id111" text:id="id111" text:style-name="P12"><text:span text:style-name="T24">ColoredMap m = new ColoredMap();</text:span></text:p>
                  </text:list-item>
                  <text:list-item>
                    <text:p xml:id="id112" text:id="id112" text:style-name="P12"><text:span text:style-name="T24">m.createMap();</text:span></text:p>
                  </text:list-item>
                  <text:list-item>
                    <text:p xml:id="id113" text:id="id113" text:style-name="P12"><text:span text:style-name="T24">boolean result = m.explore(0, RED);</text:span></text:p>
                  </text:list-item>
                  <text:list-item>
                    <text:p xml:id="id114" text:id="id114" text:style-name="P12"><text:span text:style-name="T24">System.out.println(result);</text:span></text:p>
                  </text:list-item>
                  <text:list-item>
                    <text:p xml:id="id115" text:id="id115" text:style-name="P12"><text:span text:style-name="T24">m.printMap();</text:span></text:p>
                  </text:list-item>
                </text:list>
              </text:list-item>
            </text:list>
            <text:list text:style-name="L12">
              <text:list-item>
                <text:p xml:id="id116" text:id="id116" text:style-name="P12"><text:span text:style-name="T24">}</text:span></text:p>
              </text:list-item>
            </text:list>
            <text:list text:style-name="L14">
              <text:list-header>
                <text:p text:style-name="P14"><text:span text:style-name="T24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2" anim:sub-item="text" smil:attributeName="visibility" smil:to="visible"/>
                  <anim:transitionFilter smil:dur="0.5s" smil:targetElement="id11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5" anim:sub-item="text" smil:attributeName="visibility" smil:to="visible"/>
                  <anim:transitionFilter smil:dur="0.5s" smil:targetElement="id11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6" anim:sub-item="text" smil:attributeName="visibility" smil:to="visible"/>
                  <anim:transitionFilter smil:dur="0.5s" smil:targetElement="id11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6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he backtracking method" draw:style-name="dp3" draw:master-page-name="Default" presentation:presentation-page-layout-name="AL2T1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The backtracking method</text:p>
              </text:list-header>
            </text:list>
          </draw:text-box>
        </draw:frame>
        <draw:frame presentation:style-name="pr7" draw:text-style-name="P2" draw:layer="layout" svg:width="23.072cm" svg:height="12.701cm" svg:x="1.27cm" svg:y="4.868cm" presentation:class="outline" presentation:user-transformed="true">
          <draw:text-box>
            <text:list text:style-name="L12">
              <text:list-item>
                <text:p xml:id="id117" text:id="id117" text:style-name="P11"><text:span text:style-name="T25">boolean explore(int country, int color)</text:span><text:span text:style-name="T23"> {</text:span></text:p>
              </text:list-item>
            </text:list>
            <text:list text:style-name="L13">
              <text:list-item>
                <text:list>
                  <text:list-item>
                    <text:p xml:id="id118" text:id="id118" text:style-name="P11"><text:span text:style-name="T16">if (country &gt;= map.length) return true;</text:span></text:p>
                  </text:list-item>
                  <text:list-item>
                    <text:p xml:id="id119" text:id="id119" text:style-name="P11"><text:span text:style-name="T16">if (okToColor(country, color)) {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xml:id="id120" text:id="id120" text:style-name="P11"><text:span text:style-name="T23">mapColors[country] = color;</text:span></text:p>
                      </text:list-item>
                      <text:list-item>
                        <text:p xml:id="id121" text:id="id121" text:style-name="P11"><text:span text:style-name="T23">for (int i = RED; i &lt;= BLUE; i++) {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122" text:id="id122" text:style-name="P11"><text:span text:style-name="T25">if (explore(country + 1, i)) return tru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xml:id="id123" text:id="id123" text:style-name="P11"><text:span text:style-name="T23">}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xml:id="id124" text:id="id124" text:style-name="P11"><text:span text:style-name="T16">}</text:span></text:p>
                  </text:list-item>
                  <text:list-item>
                    <text:p xml:id="id125" text:id="id125" text:style-name="P11"><text:span text:style-name="T16">return false;</text:span></text:p>
                  </text:list-item>
                </text:list>
              </text:list-item>
            </text:list>
            <text:list text:style-name="L12">
              <text:list-item>
                <text:p xml:id="id126" text:id="id126" text:style-name="P11"><text:span text:style-name="T23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8" anim:sub-item="text" smil:attributeName="visibility" smil:to="visible"/>
                  <anim:transitionFilter smil:dur="0.5s" smil:targetElement="id11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9" anim:sub-item="text" smil:attributeName="visibility" smil:to="visible"/>
                  <anim:transitionFilter smil:dur="0.5s" smil:targetElement="id11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0" anim:sub-item="text" smil:attributeName="visibility" smil:to="visible"/>
                  <anim:transitionFilter smil:dur="0.5s" smil:targetElement="id12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1" anim:sub-item="text" smil:attributeName="visibility" smil:to="visible"/>
                  <anim:transitionFilter smil:dur="0.5s" smil:targetElement="id12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2" anim:sub-item="text" smil:attributeName="visibility" smil:to="visible"/>
                  <anim:transitionFilter smil:dur="0.5s" smil:targetElement="id12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3" anim:sub-item="text" smil:attributeName="visibility" smil:to="visible"/>
                  <anim:transitionFilter smil:dur="0.5s" smil:targetElement="id12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4" anim:sub-item="text" smil:attributeName="visibility" smil:to="visible"/>
                  <anim:transitionFilter smil:dur="0.5s" smil:targetElement="id12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5" anim:sub-item="text" smil:attributeName="visibility" smil:to="visible"/>
                  <anim:transitionFilter smil:dur="0.5s" smil:targetElement="id12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6" anim:sub-item="text" smil:attributeName="visibility" smil:to="visible"/>
                  <anim:transitionFilter smil:dur="0.5s" smil:targetElement="id12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7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Checking if a color can be used" draw:style-name="dp3" draw:master-page-name="Default" presentation:presentation-page-layout-name="AL2T1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Checking if a color can be used</text:p>
              </text:list-header>
            </text:list>
          </draw:text-box>
        </draw:frame>
        <draw:frame presentation:style-name="pr7" draw:text-style-name="P2" draw:layer="layout" svg:width="23.495cm" svg:height="12.701cm" svg:x="1.057cm" svg:y="4.868cm" presentation:class="outline" presentation:user-transformed="true">
          <draw:text-box>
            <text:list text:style-name="L12">
              <text:list-item>
                <text:p xml:id="id127" text:id="id127" text:style-name="P11"><text:span text:style-name="T23">boolean okToColor(int country, int color) {</text:span></text:p>
              </text:list-item>
            </text:list>
            <text:list text:style-name="L13">
              <text:list-item>
                <text:list>
                  <text:list-item>
                    <text:p xml:id="id128" text:id="id128" text:style-name="P11"><text:span text:style-name="T16">for (int i = 0; i &lt; map[country].length; i++) {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xml:id="id129" text:id="id129" text:style-name="P11"><text:span text:style-name="T23">int ithAdjCountry = map[country][i];</text:span></text:p>
                      </text:list-item>
                      <text:list-item>
                        <text:p xml:id="id130" text:id="id130" text:style-name="P11"><text:span text:style-name="T23">if (mapColors[ithAdjCountry] == color) {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xml:id="id131" text:id="id131" text:style-name="P11"><text:span text:style-name="T23">return false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xml:id="id132" text:id="id132" text:style-name="P11"><text:span text:style-name="T23">}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xml:id="id133" text:id="id133" text:style-name="P11"><text:span text:style-name="T16">}</text:span></text:p>
                  </text:list-item>
                  <text:list-item>
                    <text:p xml:id="id134" text:id="id134" text:style-name="P11"><text:span text:style-name="T16">return true;</text:span></text:p>
                  </text:list-item>
                </text:list>
              </text:list-item>
            </text:list>
            <text:list text:style-name="L12">
              <text:list-item>
                <text:p xml:id="id135" text:id="id135" text:style-name="P11"><text:span text:style-name="T23">}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7" anim:sub-item="text" smil:attributeName="visibility" smil:to="visible"/>
                  <anim:transitionFilter smil:dur="0.5s" smil:targetElement="id12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8" anim:sub-item="text" smil:attributeName="visibility" smil:to="visible"/>
                  <anim:transitionFilter smil:dur="0.5s" smil:targetElement="id12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9" anim:sub-item="text" smil:attributeName="visibility" smil:to="visible"/>
                  <anim:transitionFilter smil:dur="0.5s" smil:targetElement="id12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0" anim:sub-item="text" smil:attributeName="visibility" smil:to="visible"/>
                  <anim:transitionFilter smil:dur="0.5s" smil:targetElement="id13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1" anim:sub-item="text" smil:attributeName="visibility" smil:to="visible"/>
                  <anim:transitionFilter smil:dur="0.5s" smil:targetElement="id13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2" anim:sub-item="text" smil:attributeName="visibility" smil:to="visible"/>
                  <anim:transitionFilter smil:dur="0.5s" smil:targetElement="id13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3" anim:sub-item="text" smil:attributeName="visibility" smil:to="visible"/>
                  <anim:transitionFilter smil:dur="0.5s" smil:targetElement="id13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5" anim:sub-item="text" smil:attributeName="visibility" smil:to="visible"/>
                  <anim:transitionFilter smil:dur="0.5s" smil:targetElement="id135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8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rinting the results" draw:style-name="dp3" draw:master-page-name="Default" presentation:presentation-page-layout-name="AL3T19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Printing the results</text:p>
              </text:list-header>
            </text:list>
          </draw:text-box>
        </draw:frame>
        <draw:custom-shape draw:style-name="gr12" draw:text-style-name="P2" xml:id="id136" draw:id="id136" draw:layer="Layout" svg:width="23.072cm" svg:height="12.656cm" svg:x="1.058cm" svg:y="4.022cm">
          <text:list text:style-name="L17">
            <text:list-header>
              <text:p text:style-name="P15"><text:span text:style-name="T18"><text:s/></text:span><text:span text:style-name="T24">void printMap() {</text:span><text:span text:style-name="T24"><text:line-break/></text:span><text:span text:style-name="T24"> <text:s text:c="6"/>for (int i = 0; i &lt; mapColors.length; i++) {</text:span><text:span text:style-name="T24"><text:line-break/></text:span><text:span text:style-name="T24"> <text:s text:c="10"/>System.out.print("map[" + i + "] is ");</text:span><text:span text:style-name="T24"><text:line-break/></text:span><text:span text:style-name="T24"> <text:s text:c="10"/>switch (mapColors[i]) {</text:span><text:span text:style-name="T24"><text:line-break/></text:span><text:span text:style-name="T24"> <text:s text:c="14"/>case NONE: <text:s text:c="3"/>System.out.println("none"); <text:s text:c="2"/>break;</text:span><text:span text:style-name="T24"><text:line-break/></text:span><text:span text:style-name="T24"> <text:s text:c="14"/>case RED: <text:s text:c="6"/>System.out.println("red"); <text:s text:c="4"/>break;</text:span><text:span text:style-name="T24"><text:line-break/></text:span><text:span text:style-name="T24"> <text:s text:c="14"/>case YELLOW: System.out.println("yellow"); break;</text:span><text:span text:style-name="T24"><text:line-break/></text:span><text:span text:style-name="T24"> <text:s text:c="14"/>case GREEN: <text:s text:c="2"/>System.out.println("green"); <text:s/>break;</text:span><text:span text:style-name="T24"><text:line-break/></text:span><text:span text:style-name="T24"> <text:s text:c="14"/>case BLUE: <text:s text:c="4"/>System.out.println("blue"); <text:s text:c="4"/>break;</text:span><text:span text:style-name="T24"><text:line-break/></text:span><text:span text:style-name="T24"> <text:s text:c="10"/>}</text:span><text:span text:style-name="T24"><text:line-break/></text:span><text:span text:style-name="T24"> <text:s text:c="5"/>}</text:span><text:span text:style-name="T24"><text:line-break/></text:span><text:span text:style-name="T24">}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136" smil:attributeName="visibility" smil:to="visible"/>
                  <anim:transitionFilter smil:dur="0.5s" smil:targetElement="id136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19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Recap" draw:style-name="dp3" draw:master-page-name="Default" presentation:presentation-page-layout-name="AL2T1">
        <draw:frame presentation:style-name="pr12" draw:text-style-name="P2" draw:layer="layout" svg:width="21.647cm" svg:height="1.954cm" svg:x="3.386cm" svg:y="0.964cm" presentation:class="title" presentation:user-transformed="true">
          <draw:text-box>
            <text:list text:style-name="L1">
              <text:list-header>
                <text:p text:style-name="P3">Recap</text:p>
              </text:list-header>
            </text:list>
          </draw:text-box>
        </draw:frame>
        <draw:frame presentation:style-name="pr13" draw:text-style-name="P2" draw:layer="layout" svg:width="21.59cm" svg:height="13.971cm" svg:x="1.905cm" svg:y="4.233cm" presentation:class="outline" presentation:user-transformed="true">
          <draw:text-box>
            <text:list text:style-name="L2">
              <text:list-item>
                <text:p xml:id="id137" text:id="id137" text:style-name="P4">We went through all the countries recursively, starting with country zero</text:p>
              </text:list-item>
              <text:list-item>
                <text:p xml:id="id138" text:id="id138" text:style-name="P4">At each country we had to decide a color</text:p>
              </text:list-item>
            </text:list>
            <text:list text:style-name="L3">
              <text:list-item>
                <text:list>
                  <text:list-item>
                    <text:p xml:id="id139" text:id="id139" text:style-name="P5">It had to be different from all adjacent countries</text:p>
                  </text:list-item>
                  <text:list-item>
                    <text:p xml:id="id140" text:id="id140" text:style-name="P5">If we could not find a legal color, we reported failure</text:p>
                  </text:list-item>
                  <text:list-item>
                    <text:p xml:id="id141" text:id="id141" text:style-name="P5">If we could find a color, we used it and recurred with the next country</text:p>
                  </text:list-item>
                  <text:list-item>
                    <text:p xml:id="id142" text:id="id142" text:style-name="P5">If we ran out of countries (colored them all), we reported success</text:p>
                  </text:list-item>
                </text:list>
              </text:list-item>
            </text:list>
            <text:list text:style-name="L2">
              <text:list-item>
                <text:p xml:id="id143" text:id="id143" text:style-name="P4">When we returned from the topmost call, we were do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8" anim:sub-item="text" smil:attributeName="visibility" smil:to="visible"/>
                  <anim:transitionFilter smil:dur="0.5s" smil:targetElement="id13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9" anim:sub-item="text" smil:attributeName="visibility" smil:to="visible"/>
                  <anim:transitionFilter smil:dur="0.5s" smil:targetElement="id13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0" anim:sub-item="text" smil:attributeName="visibility" smil:to="visible"/>
                  <anim:transitionFilter smil:dur="0.5s" smil:targetElement="id14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1" anim:sub-item="text" smil:attributeName="visibility" smil:to="visible"/>
                  <anim:transitionFilter smil:dur="0.5s" smil:targetElement="id14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2" anim:sub-item="text" smil:attributeName="visibility" smil:to="visible"/>
                  <anim:transitionFilter smil:dur="0.5s" smil:targetElement="id14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3" anim:sub-item="text" smil:attributeName="visibility" smil:to="visible"/>
                  <anim:transitionFilter smil:dur="0.5s" smil:targetElement="id143" anim:sub-item="text" smil:type="barWipe" smil:subtype="leftToRight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05cm" draw:page-number="20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The End" draw:style-name="dp3" draw:master-page-name="Default" presentation:presentation-page-layout-name="AL3T19">
        <draw:frame presentation:style-name="pr3" draw:text-style-name="P2" draw:layer="layout" svg:width="21.647cm" svg:height="2.329cm" svg:x="3.386cm" svg:y="0.634cm" presentation:class="title" presentation:user-transformed="true">
          <draw:text-box>
            <text:list text:style-name="L1">
              <text:list-header>
                <text:p text:style-name="P3">The End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21" presentation:class="page"/>
          <draw:frame presentation:style-name="pr5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fefefe" draw:end-color="#993300" draw:start-intensity="100%" draw:end-intensity="100%" draw:angle="2700" draw:border="0%"/>
    <draw:gradient draw:name="Gradient_20_7" draw:display-name="Gradient 7" draw:style="linear" draw:start-color="#fed0d0" draw:end-color="#ff0000" draw:start-intensity="100%" draw:end-intensity="100%" draw:angle="2700" draw:border="0%"/>
    <draw:gradient draw:name="Gradient_20_8" draw:display-name="Gradient 8" draw:style="linear" draw:start-color="#fefeef" draw:end-color="#ffff00" draw:start-intensity="100%" draw:end-intensity="100%" draw:angle="2700" draw:border="0%"/>
    <draw:gradient draw:name="Gradient_20_9" draw:display-name="Gradient 9" draw:style="linear" draw:start-color="#cf8afe" draw:end-color="#9900ff" draw:start-intensity="100%" draw:end-intensity="100%" draw:angle="3150" draw:border="0%"/>
    <draw:marker draw:name="Arrow" svg:viewBox="0 0 20 30" svg:d="m10 0-10 30h20z"/>
    <draw:marker draw:name="msArrowEnd_20_9" draw:display-name="msArrowEnd 9" svg:viewBox="0 0 350 350" svg:d="m175 0 175 350h-35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9900ff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ff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9900ff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3300ff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9900ff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ff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9900ff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3300ff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00ff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ff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9900ff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3300ff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00" style:text-outline="false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933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00" style:text-outline="false" style:text-line-through-style="none" style:text-position="0% 100%" fo:font-family="'Times New Roman'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9900ff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ff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9900ff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3300ff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9900ff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ff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9900ff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3300ff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9900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900ff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ff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9900ff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3300ff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9900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00" style:text-outline="false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9933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3300" style:text-outline="false" style:text-line-through-style="none" style:text-position="0% 100%" fo:font-family="'Times New Roman'" style:font-family-generic="roma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-color="#ff9900"/>
    </style:style>
    <style:style style:name="Mgr4" style:family="graphic">
      <style:graphic-properties draw:stroke="none" draw:fill="gradient" draw:fill-color="#ff0000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ff9900"/>
    </style:style>
    <style:style style:name="Mgr5" style:family="graphic">
      <style:graphic-properties draw:stroke="none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 draw:shadow-color="#ff9900"/>
    </style:style>
    <style:style style:name="Mgr6" style:family="graphic">
      <style:graphic-properties draw:stroke="none" draw:fill="gradient" draw:fill-color="#ffff00" draw:fill-gradient-name="Gradient_20_8" draw:textarea-horizontal-align="justify" draw:textarea-vertical-align="middle" draw:auto-grow-height="false" fo:padding-top="0.13cm" fo:padding-bottom="0.13cm" fo:padding-left="0.25cm" fo:padding-right="0.25cm" fo:wrap-option="no-wrap" draw:shadow-color="#ff9900"/>
    </style:style>
    <style:style style:name="Mgr7" style:family="graphic">
      <style:graphic-properties draw:stroke="none" draw:fill="gradient" draw:fill-color="#9900ff" draw:fill-gradient-name="Gradient_20_9" draw:textarea-horizontal-align="justify" draw:textarea-vertical-align="middle" draw:auto-grow-height="false" fo:padding-top="0.13cm" fo:padding-bottom="0.13cm" fo:padding-left="0.25cm" fo:padding-right="0.25cm" fo:wrap-option="no-wrap" draw:shadow-color="#ff9900"/>
    </style:style>
    <style:style style:name="Mgr8" style:family="graphic">
      <style:graphic-properties draw:stroke="none" draw:fill="solid" draw:fill-color="#993300" draw:textarea-horizontal-align="justify" draw:textarea-vertical-align="middle" draw:auto-grow-height="false" fo:padding-top="0.13cm" fo:padding-bottom="0.13cm" fo:padding-left="0.25cm" fo:padding-right="0.25cm" fo:wrap-option="no-wrap" draw:shadow-color="#ff9900"/>
    </style:style>
    <style:style style:name="Mgr9" style:family="graphic">
      <style:graphic-properties draw:stroke="none" draw:fill="gradient" draw:fill-color="#993300" draw:fill-gradient-name="Gradient_20_10" draw:textarea-horizontal-align="justify" draw:textarea-vertical-align="middle" draw:auto-grow-height="false" fo:padding-top="0.13cm" fo:padding-bottom="0.13cm" fo:padding-left="0.25cm" fo:padding-right="0.25cm" fo:wrap-option="no-wrap" draw:shadow-color="#ff9900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1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>
      <style:graphic-properties draw:stroke="none" draw:fill="solid" draw:fill-color="#993300" draw:textarea-horizontal-align="left" draw:textarea-vertical-align="middle" draw:auto-grow-height="false" fo:padding-top="0.13cm" fo:padding-bottom="0.13cm" fo:padding-left="0.25cm" fo:padding-right="0.25cm" fo:wrap-option="no-wrap" draw:shadow-color="#ff9900"/>
    </style:style>
    <style:style style:name="Mpr1" style:family="presentation" style:parent-style-name="Default-backgroundobjects">
      <style:graphic-properties draw:stroke="none" draw:fill="none" draw:fill-color="#009900" draw:auto-grow-height="false" draw:auto-grow-width="false" fo:min-height="1.278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009900" draw:auto-grow-height="false" draw:auto-grow-width="false" fo:min-height="0.849cm" fo:min-width="0cm" fo:wrap-option="wrap"/>
    </style:style>
    <style:style style:name="Mpr3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indent="0cm" style:punctuation-wrap="hanging" style:line-break="strict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text-align="center" style:writing-mode="lr-tb"/>
    </style:style>
    <style:style style:name="MT1" style:family="text">
      <style:text-properties fo:language="en" fo:country="US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font-family="Arial" style:font-pitch="variable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3" draw:layer="Background objects" svg:width="0.895cm" svg:height="1.319cm" svg:x="1.482cm" svg:y="0.723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3" draw:layer="Background objects" svg:width="0.912cm" svg:height="1.319cm" svg:x="2.223cm" svg:y="0.723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3" draw:layer="Background objects" svg:width="1.173cm" svg:height="1.319cm" svg:x="1.504cm" svg:y="1.896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3" draw:layer="Background objects" svg:width="1.023cm" svg:height="1.319cm" svg:x="2.54cm" svg:y="1.905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3" draw:layer="Background objects" svg:width="1.556cm" svg:height="1.173cm" svg:x="0.353cm" svg:y="1.693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3" draw:layer="Background objects" svg:width="0.088cm" svg:height="2.924cm" svg:x="2.117cm" svg:y="0.423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9" draw:text-style-name="MP3" draw:layer="Background objects" svg:width="24.121cm" svg:height="0.128cm" svg:x="1.279cm" svg:y="2.752cm">
        <text:list text:style-name="">
          <text:list-header>
            <text:p/>
          </text:list-header>
        </text:list>
        <draw:enhanced-geometry draw:text-rotate-angle="-180" svg:viewBox="0 0 21600 21600" draw:mirror-vertical="true" draw:type="rectangle" draw:enhanced-path="M 0 0 L 21600 0 21600 21600 0 21600 0 0 Z N"/>
      </draw:custom-shape>
      <draw:frame presentation:style-name="Default-title" draw:layer="backgroundobjects" svg:width="21.647cm" svg:height="2.329cm" svg:x="3.386cm" svg:y="0.634cm" presentation:class="title" presentation:placeholder="true">
        <draw:text-box/>
      </draw:frame>
      <draw:frame presentation:style-name="Default-outline1" draw:layer="backgroundobjects" svg:width="23.817cm" svg:height="13.226cm" svg:x="1.057cm" svg:y="3.809cm" presentation:class="outline" presentation:placeholder="true">
        <draw:text-box/>
      </draw:frame>
      <draw:frame presentation:style-name="Mpr1" draw:layer="backgroundobjects" svg:width="5.292cm" svg:height="1.277cm" svg:x="20.108cm" svg:y="17.773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4" draw:layer="backgroundobjects" svg:width="19.05cm" svg:height="25.4cm" svg:x="0cm" svg:y="0cm">
          <text:p/>
        </draw:rect>
        <draw:frame draw:style-name="Mgr11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11" draw:text-style-name="MP8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draw:style-name="Mgr12" draw:text-style-name="MP6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2" draw:text-style-name="MP8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67cm" svg:height="2.965cm" svg:x="2.327cm" svg:y="6.137cm" presentation:class="title" presentation:placeholder="true">
        <draw:text-box/>
      </draw:frame>
      <draw:frame presentation:style-name="Mpr2" draw:text-style-name="MP10" draw:layer="backgroundobjects" svg:width="2.963cm" svg:height="0.848cm" svg:x="22.436cm" svg:y="18.201cm" presentation:class="date-time">
        <draw:text-box>
          <text:list text:style-name="ML2">
            <text:list-header>
              <text:p text:style-name="MP9"><text:span text:style-name="MT3"><text:date style:data-style-name="D5" text:date-value="2014-04-02">Apr 2, 2014</text:date></text:span></text:p>
            </text:list-header>
          </text:list>
        </draw:text-box>
      </draw:frame>
      <draw:frame draw:style-name="Mgr13" draw:text-style-name="MP11" draw:layer="backgroundobjects" svg:width="2.487cm" svg:height="1.768cm" svg:x="11.43cm" svg:y="14.817cm">
        <draw:image xlink:href="Pictures/100000000000006400000047135D4347.png" xlink:type="simple" xlink:show="embed" xlink:actuate="onLoad">
          <text:p/>
        </draw:image>
      </draw:frame>
      <draw:custom-shape draw:style-name="Mgr3" draw:text-style-name="MP3" draw:layer="Background objects" svg:width="0.895cm" svg:height="1.318cm" svg:x="1.552cm" svg:y="7.294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3" draw:layer="Background objects" svg:width="0.913cm" svg:height="1.318cm" svg:x="2.293cm" svg:y="7.294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3" draw:layer="Background objects" svg:width="1.173cm" svg:height="1.318cm" svg:x="1.574cm" svg:y="8.46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3" draw:layer="Background objects" svg:width="1.023cm" svg:height="1.318cm" svg:x="2.602cm" svg:y="8.467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3" draw:layer="Background objects" svg:width="1.557cm" svg:height="1.173cm" svg:x="0.423cm" svg:y="8.264cm">
        <text:list text:style-name="ML2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style-name="Mgr14" draw:text-style-name="MP3" draw:layer="Background objects" svg:width="0.088cm" svg:height="2.924cm" svg:x="2.187cm" svg:y="6.773cm">
        <text:p/>
        <draw:enhanced-geometry svg:viewBox="0 0 21600 21600" draw:type="rectangle" draw:enhanced-path="M 0 0 L 21600 0 21600 21600 0 21600 0 0 Z N"/>
      </draw:custom-shape>
      <draw:custom-shape draw:style-name="Mgr9" draw:text-style-name="MP3" draw:layer="Background objects" svg:width="24.121cm" svg:height="0.128cm" svg:x="0.878cm" svg:y="9.071cm">
        <text:list text:style-name="ML2">
          <text:list-header>
            <text:p/>
          </text:list-header>
        </text:list>
        <draw:enhanced-geometry draw:text-rotate-angle="-180" svg:viewBox="0 0 21600 21600" draw:mirror-vertical="true" draw:type="rectangle" draw:enhanced-path="M 0 0 L 21600 0 21600 21600 0 21600 0 0 Z N"/>
      </draw:custom-shap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0" draw:text-style-name="MP4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3" draw:text-style-name="MP8" draw:layer="backgroundobjects" svg:width="8.255cm" svg:height="1.271cm" svg:x="10.794cm" svg:y="0cm" presentation:class="date-time">
          <draw:text-box>
            <text:list text:style-name="ML3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9cm" presentation:class="footer">
          <draw:text-box>
            <text:list text:style-name="ML3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4" draw:text-style-name="MP8" draw:layer="backgroundobjects" svg:width="8.255cm" svg:height="1.271cm" svg:x="10.794cm" svg:y="24.129cm" presentation:class="page-number">
          <draw:text-box>
            <text:list text:style-name="ML3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acktracking</dc:title>
    <meta:initial-creator>David Matuszek</meta:initial-creator>
    <meta:creation-date>2002-01-31T10:45:17</meta:creation-date>
    <dc:creator> </dc:creator>
    <dc:date>2007-02-23T02:12:21</dc:date>
    <meta:editing-cycles>12</meta:editing-cycles>
    <meta:editing-duration>PT7H30M55S</meta:editing-duration>
    <meta:document-statistic meta:object-count="298"/>
    <meta:generator>LibreOffice/4.0.2.2$Linux_X86_64 LibreOffice_project/400m0$Build-2</meta:generator>
  </office:meta>
</office:document-meta>
</file>